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ext-properties style:text-underline-style="solid" style:text-underline-width="auto" style:text-underline-color="font-color"/>
    </style:style>
    <style:style style:name="ce1" style:family="table-cell" style:parent-style-name="Default">
      <style:table-cell-properties fo:border-bottom="none" fo:border-left="none" fo:border-right="0.06pt solid #000000" fo:border-top="none"/>
    </style:style>
    <style:style style:name="ce2" style:family="table-cell" style:parent-style-name="Default">
      <style:table-cell-properties fo:border-bottom="0.06pt solid #000000" fo:border-left="none" fo:border-right="0.06pt solid #000000" fo:border-top="none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order-bottom="none" fo:border-left="0.06pt solid #000000" fo:border-right="none" fo:border-top="0.06pt solid #000000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fo:border-bottom="none" fo:border-left="none" fo:border-right="none" fo:border-top="0.06pt solid #000000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</style:style>
    <style:style style:name="ce13" style:family="table-cell" style:parent-style-name="Default">
      <style:table-cell-properties fo:border-bottom="none" fo:border-left="none" fo:border-right="0.06pt solid #000000" fo:border-top="none"/>
      <style:text-properties style:text-underline-style="solid" style:text-underline-width="auto" style:text-underline-color="font-color"/>
    </style:style>
    <style:style style:name="ce14" style:family="table-cell" style:parent-style-name="Default">
      <style:table-cell-properties fo:border-bottom="none" fo:border-left="0.99pt solid #000000" fo:border-right="none" fo:border-top="0.99pt solid #000000"/>
    </style:style>
    <style:style style:name="ce15" style:family="table-cell" style:parent-style-name="Default">
      <style:table-cell-properties fo:border-bottom="0.99pt solid #000000" fo:border-left="0.99pt solid #000000" fo:border-right="none" fo:border-top="none"/>
    </style:style>
    <style:style style:name="ce16" style:family="table-cell" style:parent-style-name="Default">
      <style:table-cell-properties fo:border-bottom="none" fo:border-left="none" fo:border-right="none" fo:border-top="0.99pt solid #000000"/>
    </style:style>
    <style:style style:name="ce17" style:family="table-cell" style:parent-style-name="Default">
      <style:table-cell-properties fo:border-bottom="0.99pt solid #000000" fo:border-left="none" fo:border-right="none" fo:border-top="none"/>
    </style:style>
    <style:style style:name="ce18" style:family="table-cell" style:parent-style-name="Default">
      <style:table-cell-properties fo:border-bottom="none" fo:border-left="none" fo:border-right="0.99pt solid #000000" fo:border-top="0.99pt solid #000000"/>
    </style:style>
    <style:style style:name="ce19" style:family="table-cell" style:parent-style-name="Default">
      <style:table-cell-properties fo:border-bottom="0.99pt solid #000000" fo:border-left="none" fo:border-right="0.99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6"/>
        <table:table-column table:style-name="co1" table:number-columns-repeated="3" table:default-cell-style-name="Default"/>
        <table:table-column table:style-name="co1" table:default-cell-style-name="ce6"/>
        <table:table-column table:style-name="co1" table:number-columns-repeated="3" table:default-cell-style-name="Default"/>
        <table:table-column table:style-name="co1" table:default-cell-style-name="ce6"/>
        <table:table-column table:style-name="co1" table:number-columns-repeated="3" table:default-cell-style-name="Default"/>
        <table:table-column table:style-name="co1" table:default-cell-style-name="ce6"/>
        <table:table-column table:style-name="co1" table:number-columns-repeated="3" table:default-cell-style-name="Default"/>
        <table:table-column table:style-name="co1" table:default-cell-style-name="ce6"/>
        <table:table-row table:style-name="ro1">
          <table:table-cell table:style-name="ce10" office:value-type="string" calcext:value-type="string">
            <text:p>ILS</text:p>
          </table:table-cell>
          <table:table-cell table:style-name="ce7" office:value-type="string" calcext:value-type="string">
            <text:p>Iris</text:p>
          </table:table-cell>
          <table:table-cell table:style-name="ce11" table:number-columns-repeated="2"/>
          <table:table-cell table:style-name="ce12"/>
          <table:table-cell table:style-name="ce7" office:value-type="string" calcext:value-type="string">
            <text:p>Ecoli</text:p>
          </table:table-cell>
          <table:table-cell table:style-name="ce11" table:number-columns-repeated="2"/>
          <table:table-cell table:style-name="ce12"/>
          <table:table-cell table:style-name="ce7" office:value-type="string" calcext:value-type="string">
            <text:p>Rand</text:p>
          </table:table-cell>
          <table:table-cell table:style-name="ce11" table:number-columns-repeated="2"/>
          <table:table-cell table:style-name="ce12"/>
          <table:table-cell table:style-name="ce14" office:value-type="string" calcext:value-type="string">
            <text:p>Newthyroid</text:p>
          </table:table-cell>
          <table:table-cell table:style-name="ce16" table:number-columns-repeated="2"/>
          <table:table-cell table:style-name="ce18"/>
        </table:table-row>
        <table:table-row table:style-name="ro1">
          <table:table-cell table:style-name="ce1" office:value-type="string" calcext:value-type="string">
            <text:p>10% s = 1</text:p>
          </table:table-cell>
          <table:table-cell table:style-name="ce8" office:value-type="string" calcext:value-type="string">
            <text:p>Tasa_C</text:p>
          </table:table-cell>
          <table:table-cell table:style-name="ce9" office:value-type="string" calcext:value-type="string">
            <text:p>Tasa_inf</text:p>
          </table:table-cell>
          <table:table-cell table:style-name="ce9" office:value-type="string" calcext:value-type="string">
            <text:p>Agregado</text:p>
          </table:table-cell>
          <table:table-cell table:style-name="ce2" office:value-type="string" calcext:value-type="string">
            <text:p>Tiempo</text:p>
          </table:table-cell>
          <table:table-cell table:style-name="ce8" office:value-type="string" calcext:value-type="string">
            <text:p>Tasa_C</text:p>
          </table:table-cell>
          <table:table-cell table:style-name="ce9" office:value-type="string" calcext:value-type="string">
            <text:p>Tasa_inf</text:p>
          </table:table-cell>
          <table:table-cell table:style-name="ce9" office:value-type="string" calcext:value-type="string">
            <text:p>Agregado</text:p>
          </table:table-cell>
          <table:table-cell table:style-name="ce2" office:value-type="string" calcext:value-type="string">
            <text:p>Tiempo</text:p>
          </table:table-cell>
          <table:table-cell table:style-name="ce8" office:value-type="string" calcext:value-type="string">
            <text:p>Tasa_C</text:p>
          </table:table-cell>
          <table:table-cell table:style-name="ce9" office:value-type="string" calcext:value-type="string">
            <text:p>Tasa_inf</text:p>
          </table:table-cell>
          <table:table-cell table:style-name="ce9" office:value-type="string" calcext:value-type="string">
            <text:p>Agregado</text:p>
          </table:table-cell>
          <table:table-cell table:style-name="ce2" office:value-type="string" calcext:value-type="string">
            <text:p>Tiempo</text:p>
          </table:table-cell>
          <table:table-cell table:style-name="ce15" office:value-type="string" calcext:value-type="string">
            <text:p>Tasa_C</text:p>
          </table:table-cell>
          <table:table-cell table:style-name="ce17" office:value-type="string" calcext:value-type="string">
            <text:p>Tasa_inf</text:p>
          </table:table-cell>
          <table:table-cell table:style-name="ce17" office:value-type="string" calcext:value-type="string">
            <text:p>Agregado</text:p>
          </table:table-cell>
          <table:table-cell table:style-name="ce19" office:value-type="string" calcext:value-type="string">
            <text:p>Tiempo</text:p>
          </table:table-cell>
        </table:table-row>
        <table:table-row table:style-name="ro1">
          <table:table-cell table:style-name="ce1" office:value-type="string" calcext:value-type="string">
            <text:p>Ej 1</text:p>
          </table:table-cell>
          <table:table-cell office:value-type="float" office:value="0.300525" calcext:value-type="float">
            <text:p>0,300525</text:p>
          </table:table-cell>
          <table:table-cell office:value-type="float" office:value="466" calcext:value-type="float">
            <text:p>466</text:p>
          </table:table-cell>
          <table:table-cell office:value-type="float" office:value="0.412957" calcext:value-type="float">
            <text:p>0,412957</text:p>
          </table:table-cell>
          <table:table-cell table:style-name="ce1" office:value-type="float" office:value="171062528" calcext:value-type="float">
            <text:p>171062528</text:p>
          </table:table-cell>
          <table:table-cell office:value-type="float" office:value="7.46226" calcext:value-type="float">
            <text:p>7,46226</text:p>
          </table:table-cell>
          <table:table-cell office:value-type="float" office:value="1857" calcext:value-type="float">
            <text:p>1857</text:p>
          </table:table-cell>
          <table:table-cell office:value-type="float" office:value="9.96496" calcext:value-type="float">
            <text:p>9,96496</text:p>
          </table:table-cell>
          <table:table-cell table:style-name="ce1" office:value-type="float" office:value="2983265045" calcext:value-type="float">
            <text:p>2983265045</text:p>
          </table:table-cell>
          <table:table-cell office:value-type="float" office:value="0.407182" calcext:value-type="float">
            <text:p>0,407182</text:p>
          </table:table-cell>
          <table:table-cell office:value-type="float" office:value="485" calcext:value-type="float">
            <text:p>485</text:p>
          </table:table-cell>
          <table:table-cell office:value-type="float" office:value="0.564469" calcext:value-type="float">
            <text:p>0,564469</text:p>
          </table:table-cell>
          <table:table-cell table:style-name="ce1" office:value-type="float" office:value="149737959" calcext:value-type="float">
            <text:p>149737959</text:p>
          </table:table-cell>
          <table:table-cell office:value-type="float" office:value="2.01341" calcext:value-type="float">
            <text:p>2,01341</text:p>
          </table:table-cell>
          <table:table-cell office:value-type="float" office:value="1143" calcext:value-type="float">
            <text:p>1143</text:p>
          </table:table-cell>
          <table:table-cell office:value-type="float" office:value="3.00646" calcext:value-type="float">
            <text:p>3,00646</text:p>
          </table:table-cell>
          <table:table-cell table:style-name="ce1" office:value-type="float" office:value="433688859" calcext:value-type="float">
            <text:p>433688859</text:p>
          </table:table-cell>
        </table:table-row>
        <table:table-row table:style-name="ro1">
          <table:table-cell table:style-name="ce1" office:value-type="string" calcext:value-type="string">
            <text:p>Ej 2</text:p>
          </table:table-cell>
          <table:table-cell office:value-type="float" office:value="0.300525" calcext:value-type="float">
            <text:p>0,300525</text:p>
          </table:table-cell>
          <table:table-cell office:value-type="float" office:value="466" calcext:value-type="float">
            <text:p>466</text:p>
          </table:table-cell>
          <table:table-cell office:value-type="float" office:value="0.412957" calcext:value-type="float">
            <text:p>0,412957</text:p>
          </table:table-cell>
          <table:table-cell table:style-name="ce1" office:value-type="float" office:value="171452264" calcext:value-type="float">
            <text:p>171452264</text:p>
          </table:table-cell>
          <table:table-cell office:value-type="float" office:value="7.46226" calcext:value-type="float">
            <text:p>7,46226</text:p>
          </table:table-cell>
          <table:table-cell office:value-type="float" office:value="1857" calcext:value-type="float">
            <text:p>1857</text:p>
          </table:table-cell>
          <table:table-cell office:value-type="float" office:value="9.96496" calcext:value-type="float">
            <text:p>9,96496</text:p>
          </table:table-cell>
          <table:table-cell table:style-name="ce1" office:value-type="float" office:value="3018134819" calcext:value-type="float">
            <text:p>3018134819</text:p>
          </table:table-cell>
          <table:table-cell office:value-type="float" office:value="0.407182" calcext:value-type="float">
            <text:p>0,407182</text:p>
          </table:table-cell>
          <table:table-cell office:value-type="float" office:value="485" calcext:value-type="float">
            <text:p>485</text:p>
          </table:table-cell>
          <table:table-cell office:value-type="float" office:value="0.564469" calcext:value-type="float">
            <text:p>0,564469</text:p>
          </table:table-cell>
          <table:table-cell table:style-name="ce1" office:value-type="float" office:value="151710873" calcext:value-type="float">
            <text:p>151710873</text:p>
          </table:table-cell>
          <table:table-cell office:value-type="float" office:value="2.01341" calcext:value-type="float">
            <text:p>2,01341</text:p>
          </table:table-cell>
          <table:table-cell office:value-type="float" office:value="1143" calcext:value-type="float">
            <text:p>1143</text:p>
          </table:table-cell>
          <table:table-cell office:value-type="float" office:value="3.00646" calcext:value-type="float">
            <text:p>3,00646</text:p>
          </table:table-cell>
          <table:table-cell table:style-name="ce1" office:value-type="float" office:value="429404683" calcext:value-type="float">
            <text:p>429404683</text:p>
          </table:table-cell>
        </table:table-row>
        <table:table-row table:style-name="ro1">
          <table:table-cell table:style-name="ce1" office:value-type="string" calcext:value-type="string">
            <text:p>Ej 3</text:p>
          </table:table-cell>
          <table:table-cell office:value-type="float" office:value="0.300525" calcext:value-type="float">
            <text:p>0,300525</text:p>
          </table:table-cell>
          <table:table-cell office:value-type="float" office:value="466" calcext:value-type="float">
            <text:p>466</text:p>
          </table:table-cell>
          <table:table-cell office:value-type="float" office:value="0.412957" calcext:value-type="float">
            <text:p>0,412957</text:p>
          </table:table-cell>
          <table:table-cell table:style-name="ce1" office:value-type="float" office:value="168632776" calcext:value-type="float">
            <text:p>168632776</text:p>
          </table:table-cell>
          <table:table-cell office:value-type="float" office:value="7.46226" calcext:value-type="float">
            <text:p>7,46226</text:p>
          </table:table-cell>
          <table:table-cell office:value-type="float" office:value="1857" calcext:value-type="float">
            <text:p>1857</text:p>
          </table:table-cell>
          <table:table-cell office:value-type="float" office:value="9.96496" calcext:value-type="float">
            <text:p>9,96496</text:p>
          </table:table-cell>
          <table:table-cell table:style-name="ce1" office:value-type="float" office:value="3012686288" calcext:value-type="float">
            <text:p>3012686288</text:p>
          </table:table-cell>
          <table:table-cell office:value-type="float" office:value="0.407182" calcext:value-type="float">
            <text:p>0,407182</text:p>
          </table:table-cell>
          <table:table-cell office:value-type="float" office:value="485" calcext:value-type="float">
            <text:p>485</text:p>
          </table:table-cell>
          <table:table-cell office:value-type="float" office:value="0.564469" calcext:value-type="float">
            <text:p>0,564469</text:p>
          </table:table-cell>
          <table:table-cell table:style-name="ce1" office:value-type="float" office:value="152714477" calcext:value-type="float">
            <text:p>152714477</text:p>
          </table:table-cell>
          <table:table-cell office:value-type="float" office:value="2.01341" calcext:value-type="float">
            <text:p>2,01341</text:p>
          </table:table-cell>
          <table:table-cell office:value-type="float" office:value="1143" calcext:value-type="float">
            <text:p>1143</text:p>
          </table:table-cell>
          <table:table-cell office:value-type="float" office:value="3.00646" calcext:value-type="float">
            <text:p>3,00646</text:p>
          </table:table-cell>
          <table:table-cell table:style-name="ce1" office:value-type="float" office:value="432759915" calcext:value-type="float">
            <text:p>432759915</text:p>
          </table:table-cell>
        </table:table-row>
        <table:table-row table:style-name="ro1">
          <table:table-cell table:style-name="ce1" office:value-type="string" calcext:value-type="string">
            <text:p>Ej 4</text:p>
          </table:table-cell>
          <table:table-cell office:value-type="float" office:value="0.300525" calcext:value-type="float">
            <text:p>0,300525</text:p>
          </table:table-cell>
          <table:table-cell office:value-type="float" office:value="466" calcext:value-type="float">
            <text:p>466</text:p>
          </table:table-cell>
          <table:table-cell office:value-type="float" office:value="0.412957" calcext:value-type="float">
            <text:p>0,412957</text:p>
          </table:table-cell>
          <table:table-cell table:style-name="ce1" office:value-type="float" office:value="169650728" calcext:value-type="float">
            <text:p>169650728</text:p>
          </table:table-cell>
          <table:table-cell office:value-type="float" office:value="7.46226" calcext:value-type="float">
            <text:p>7,46226</text:p>
          </table:table-cell>
          <table:table-cell office:value-type="float" office:value="1857" calcext:value-type="float">
            <text:p>1857</text:p>
          </table:table-cell>
          <table:table-cell office:value-type="float" office:value="9.96496" calcext:value-type="float">
            <text:p>9,96496</text:p>
          </table:table-cell>
          <table:table-cell table:style-name="ce1" office:value-type="float" office:value="3001947569" calcext:value-type="float">
            <text:p>3001947569</text:p>
          </table:table-cell>
          <table:table-cell office:value-type="float" office:value="0.407182" calcext:value-type="float">
            <text:p>0,407182</text:p>
          </table:table-cell>
          <table:table-cell office:value-type="float" office:value="485" calcext:value-type="float">
            <text:p>485</text:p>
          </table:table-cell>
          <table:table-cell office:value-type="float" office:value="0.564469" calcext:value-type="float">
            <text:p>0,564469</text:p>
          </table:table-cell>
          <table:table-cell table:style-name="ce1" office:value-type="float" office:value="152000274" calcext:value-type="float">
            <text:p>152000274</text:p>
          </table:table-cell>
          <table:table-cell office:value-type="float" office:value="2.01341" calcext:value-type="float">
            <text:p>2,01341</text:p>
          </table:table-cell>
          <table:table-cell office:value-type="float" office:value="1143" calcext:value-type="float">
            <text:p>1143</text:p>
          </table:table-cell>
          <table:table-cell office:value-type="float" office:value="3.00646" calcext:value-type="float">
            <text:p>3,00646</text:p>
          </table:table-cell>
          <table:table-cell table:style-name="ce1" office:value-type="float" office:value="430600274" calcext:value-type="float">
            <text:p>430600274</text:p>
          </table:table-cell>
        </table:table-row>
        <table:table-row table:style-name="ro1">
          <table:table-cell table:style-name="ce1" office:value-type="string" calcext:value-type="string">
            <text:p>Ej 5</text:p>
          </table:table-cell>
          <table:table-cell office:value-type="float" office:value="0.300525" calcext:value-type="float">
            <text:p>0,300525</text:p>
          </table:table-cell>
          <table:table-cell office:value-type="float" office:value="466" calcext:value-type="float">
            <text:p>466</text:p>
          </table:table-cell>
          <table:table-cell office:value-type="float" office:value="0.412957" calcext:value-type="float">
            <text:p>0,412957</text:p>
          </table:table-cell>
          <table:table-cell table:style-name="ce1" office:value-type="float" office:value="168075154" calcext:value-type="float">
            <text:p>168075154</text:p>
          </table:table-cell>
          <table:table-cell office:value-type="float" office:value="7.46226" calcext:value-type="float">
            <text:p>7,46226</text:p>
          </table:table-cell>
          <table:table-cell office:value-type="float" office:value="1857" calcext:value-type="float">
            <text:p>1857</text:p>
          </table:table-cell>
          <table:table-cell office:value-type="float" office:value="9.96496" calcext:value-type="float">
            <text:p>9,96496</text:p>
          </table:table-cell>
          <table:table-cell table:style-name="ce1" office:value-type="float" office:value="3028922977" calcext:value-type="float">
            <text:p>3028922977</text:p>
          </table:table-cell>
          <table:table-cell office:value-type="float" office:value="0.407182" calcext:value-type="float">
            <text:p>0,407182</text:p>
          </table:table-cell>
          <table:table-cell office:value-type="float" office:value="485" calcext:value-type="float">
            <text:p>485</text:p>
          </table:table-cell>
          <table:table-cell office:value-type="float" office:value="0.564469" calcext:value-type="float">
            <text:p>0,564469</text:p>
          </table:table-cell>
          <table:table-cell table:style-name="ce1" office:value-type="float" office:value="156590108" calcext:value-type="float">
            <text:p>156590108</text:p>
          </table:table-cell>
          <table:table-cell office:value-type="float" office:value="2.01341" calcext:value-type="float">
            <text:p>2,01341</text:p>
          </table:table-cell>
          <table:table-cell office:value-type="float" office:value="1143" calcext:value-type="float">
            <text:p>1143</text:p>
          </table:table-cell>
          <table:table-cell office:value-type="float" office:value="3.00646" calcext:value-type="float">
            <text:p>3,00646</text:p>
          </table:table-cell>
          <table:table-cell table:style-name="ce1" office:value-type="float" office:value="430102040" calcext:value-type="float">
            <text:p>430102040</text:p>
          </table:table-cell>
        </table:table-row>
        <table:table-row table:style-name="ro1">
          <table:table-cell table:style-name="ce1" office:value-type="string" calcext:value-type="string">
            <text:p>Media</text:p>
          </table:table-cell>
          <table:table-cell table:formula="of:=([.B3]+[.B4]+[.B5]+[.B6]+[.B7])/5" office:value-type="float" office:value="0.300525" calcext:value-type="float">
            <text:p>0,300525</text:p>
          </table:table-cell>
          <table:table-cell table:formula="of:=([.C3]+[.C4]+[.C5]+[.C6]+[.C7])/5" office:value-type="float" office:value="466" calcext:value-type="float">
            <text:p>466</text:p>
          </table:table-cell>
          <table:table-cell table:formula="of:=([.D3]+[.D4]+[.D5]+[.D6]+[.D7])/5" office:value-type="float" office:value="0.412957" calcext:value-type="float">
            <text:p>0,412957</text:p>
          </table:table-cell>
          <table:table-cell table:style-name="ce1" table:formula="of:=([.E3]+[.E4]+[.E5]+[.E6]+[.E7])/5" office:value-type="float" office:value="169774690" calcext:value-type="float">
            <text:p>169774690</text:p>
          </table:table-cell>
          <table:table-cell table:formula="of:=([.F3]+[.F4]+[.F5]+[.F6]+[.F7])/5" office:value-type="float" office:value="7.46226" calcext:value-type="float">
            <text:p>7,46226</text:p>
          </table:table-cell>
          <table:table-cell table:formula="of:=([.G3]+[.G4]+[.G5]+[.G6]+[.G7])/5" office:value-type="float" office:value="1857" calcext:value-type="float">
            <text:p>1857</text:p>
          </table:table-cell>
          <table:table-cell table:formula="of:=([.H3]+[.H4]+[.H5]+[.H6]+[.H7])/5" office:value-type="float" office:value="9.96496" calcext:value-type="float">
            <text:p>9,96496</text:p>
          </table:table-cell>
          <table:table-cell table:style-name="ce1" table:formula="of:=([.I3]+[.I4]+[.I5]+[.I6]+[.I7])/5" office:value-type="float" office:value="3008991339.6" calcext:value-type="float">
            <text:p>3008991339,6</text:p>
          </table:table-cell>
          <table:table-cell table:formula="of:=([.J3]+[.J4]+[.J5]+[.J6]+[.J7])/5" office:value-type="float" office:value="0.407182" calcext:value-type="float">
            <text:p>0,407182</text:p>
          </table:table-cell>
          <table:table-cell table:formula="of:=([.K3]+[.K4]+[.K5]+[.K6]+[.K7])/5" office:value-type="float" office:value="485" calcext:value-type="float">
            <text:p>485</text:p>
          </table:table-cell>
          <table:table-cell table:formula="of:=([.L3]+[.L4]+[.L5]+[.L6]+[.L7])/5" office:value-type="float" office:value="0.564469" calcext:value-type="float">
            <text:p>0,564469</text:p>
          </table:table-cell>
          <table:table-cell table:style-name="ce1" table:formula="of:=([.M3]+[.M4]+[.M5]+[.M6]+[.M7])/5" office:value-type="float" office:value="152550738.2" calcext:value-type="float">
            <text:p>152550738,2</text:p>
          </table:table-cell>
          <table:table-cell table:formula="of:=([.N3]+[.N4]+[.N5]+[.N6]+[.N7])/5" office:value-type="float" office:value="2.01341" calcext:value-type="float">
            <text:p>2,01341</text:p>
          </table:table-cell>
          <table:table-cell table:formula="of:=([.O3]+[.O4]+[.O5]+[.O6]+[.O7])/5" office:value-type="float" office:value="1143" calcext:value-type="float">
            <text:p>1143</text:p>
          </table:table-cell>
          <table:table-cell table:formula="of:=([.P3]+[.P4]+[.P5]+[.P6]+[.P7])/5" office:value-type="float" office:value="3.00646" calcext:value-type="float">
            <text:p>3,00646</text:p>
          </table:table-cell>
          <table:table-cell table:style-name="ce1" table:formula="of:=([.Q3]+[.Q4]+[.Q5]+[.Q6]+[.Q7])/5" office:value-type="float" office:value="431311154.2" calcext:value-type="float">
            <text:p>431311154,2</text:p>
          </table:table-cell>
        </table:table-row>
        <table:table-row table:style-name="ro1">
          <table:table-cell table:style-name="ce1" office:value-type="string" calcext:value-type="string">
            <text:p>10% s = 5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1" office:value-type="string" calcext:value-type="string">
            <text:p>Ej 1</text:p>
          </table:table-cell>
          <table:table-cell office:value-type="float" office:value="0.300658" calcext:value-type="float">
            <text:p>0,300658</text:p>
          </table:table-cell>
          <table:table-cell office:value-type="float" office:value="479" calcext:value-type="float">
            <text:p>479</text:p>
          </table:table-cell>
          <table:table-cell office:value-type="float" office:value="0.417597" calcext:value-type="float">
            <text:p>0,417597</text:p>
          </table:table-cell>
          <table:table-cell table:style-name="ce1" office:value-type="float" office:value="206739560" calcext:value-type="float">
            <text:p>206739560</text:p>
          </table:table-cell>
          <table:table-cell office:value-type="float" office:value="7.46464" calcext:value-type="float">
            <text:p>7,46464</text:p>
          </table:table-cell>
          <table:table-cell office:value-type="float" office:value="1835" calcext:value-type="float">
            <text:p>1835</text:p>
          </table:table-cell>
          <table:table-cell office:value-type="float" office:value="9.82836" calcext:value-type="float">
            <text:p>9,82836</text:p>
          </table:table-cell>
          <table:table-cell table:style-name="ce1" office:value-type="float" office:value="2567707798" calcext:value-type="float">
            <text:p>2567707798</text:p>
          </table:table-cell>
          <table:table-cell office:value-type="float" office:value="0.400352" calcext:value-type="float">
            <text:p>0,400352</text:p>
          </table:table-cell>
          <table:table-cell office:value-type="float" office:value="463" calcext:value-type="float">
            <text:p>463</text:p>
          </table:table-cell>
          <table:table-cell office:value-type="float" office:value="0.547373" calcext:value-type="float">
            <text:p>0,547373</text:p>
          </table:table-cell>
          <table:table-cell table:style-name="ce1" office:value-type="float" office:value="182316661" calcext:value-type="float">
            <text:p>182316661</text:p>
          </table:table-cell>
          <table:table-cell office:value-type="float" office:value="1.9819" calcext:value-type="float">
            <text:p>1,9819</text:p>
          </table:table-cell>
          <table:table-cell office:value-type="float" office:value="1170" calcext:value-type="float">
            <text:p>1170</text:p>
          </table:table-cell>
          <table:table-cell office:value-type="float" office:value="2.97062" calcext:value-type="float">
            <text:p>2,97062</text:p>
          </table:table-cell>
          <table:table-cell table:style-name="ce1" office:value-type="float" office:value="413121029" calcext:value-type="float">
            <text:p>413121029</text:p>
          </table:table-cell>
        </table:table-row>
        <table:table-row table:style-name="ro1">
          <table:table-cell table:style-name="ce1" office:value-type="string" calcext:value-type="string">
            <text:p>Ej 2</text:p>
          </table:table-cell>
          <table:table-cell office:value-type="float" office:value="0.300658" calcext:value-type="float">
            <text:p>0,300658</text:p>
          </table:table-cell>
          <table:table-cell office:value-type="float" office:value="479" calcext:value-type="float">
            <text:p>479</text:p>
          </table:table-cell>
          <table:table-cell office:value-type="float" office:value="0.417597" calcext:value-type="float">
            <text:p>0,417597</text:p>
          </table:table-cell>
          <table:table-cell table:style-name="ce1" office:value-type="float" office:value="206678462" calcext:value-type="float">
            <text:p>206678462</text:p>
          </table:table-cell>
          <table:table-cell office:value-type="float" office:value="7.46464" calcext:value-type="float">
            <text:p>7,46464</text:p>
          </table:table-cell>
          <table:table-cell office:value-type="float" office:value="1835" calcext:value-type="float">
            <text:p>1835</text:p>
          </table:table-cell>
          <table:table-cell office:value-type="float" office:value="9.82836" calcext:value-type="float">
            <text:p>9,82836</text:p>
          </table:table-cell>
          <table:table-cell table:style-name="ce1" office:value-type="float" office:value="2603840819" calcext:value-type="float">
            <text:p>2603840819</text:p>
          </table:table-cell>
          <table:table-cell office:value-type="float" office:value="0.400352" calcext:value-type="float">
            <text:p>0,400352</text:p>
          </table:table-cell>
          <table:table-cell office:value-type="float" office:value="463" calcext:value-type="float">
            <text:p>463</text:p>
          </table:table-cell>
          <table:table-cell office:value-type="float" office:value="0.547373" calcext:value-type="float">
            <text:p>0,547373</text:p>
          </table:table-cell>
          <table:table-cell table:style-name="ce1" office:value-type="float" office:value="183546967" calcext:value-type="float">
            <text:p>183546967</text:p>
          </table:table-cell>
          <table:table-cell office:value-type="float" office:value="1.9819" calcext:value-type="float">
            <text:p>1,9819</text:p>
          </table:table-cell>
          <table:table-cell office:value-type="float" office:value="1170" calcext:value-type="float">
            <text:p>1170</text:p>
          </table:table-cell>
          <table:table-cell office:value-type="float" office:value="2.97062" calcext:value-type="float">
            <text:p>2,97062</text:p>
          </table:table-cell>
          <table:table-cell table:style-name="ce1" office:value-type="float" office:value="414026702" calcext:value-type="float">
            <text:p>414026702</text:p>
          </table:table-cell>
        </table:table-row>
        <table:table-row table:style-name="ro1">
          <table:table-cell table:style-name="ce1" office:value-type="string" calcext:value-type="string">
            <text:p>Ej 3</text:p>
          </table:table-cell>
          <table:table-cell office:value-type="float" office:value="0.300658" calcext:value-type="float">
            <text:p>0,300658</text:p>
          </table:table-cell>
          <table:table-cell office:value-type="float" office:value="479" calcext:value-type="float">
            <text:p>479</text:p>
          </table:table-cell>
          <table:table-cell office:value-type="float" office:value="0.417597" calcext:value-type="float">
            <text:p>0,417597</text:p>
          </table:table-cell>
          <table:table-cell table:style-name="ce1" office:value-type="float" office:value="204814104" calcext:value-type="float">
            <text:p>204814104</text:p>
          </table:table-cell>
          <table:table-cell office:value-type="float" office:value="7.46464" calcext:value-type="float">
            <text:p>7,46464</text:p>
          </table:table-cell>
          <table:table-cell office:value-type="float" office:value="1835" calcext:value-type="float">
            <text:p>1835</text:p>
          </table:table-cell>
          <table:table-cell office:value-type="float" office:value="9.82836" calcext:value-type="float">
            <text:p>9,82836</text:p>
          </table:table-cell>
          <table:table-cell table:style-name="ce1" office:value-type="float" office:value="2591744037" calcext:value-type="float">
            <text:p>2591744037</text:p>
          </table:table-cell>
          <table:table-cell office:value-type="float" office:value="0.400352" calcext:value-type="float">
            <text:p>0,400352</text:p>
          </table:table-cell>
          <table:table-cell office:value-type="float" office:value="463" calcext:value-type="float">
            <text:p>463</text:p>
          </table:table-cell>
          <table:table-cell office:value-type="float" office:value="0.547373" calcext:value-type="float">
            <text:p>0,547373</text:p>
          </table:table-cell>
          <table:table-cell table:style-name="ce1" office:value-type="float" office:value="184566493" calcext:value-type="float">
            <text:p>184566493</text:p>
          </table:table-cell>
          <table:table-cell office:value-type="float" office:value="1.9819" calcext:value-type="float">
            <text:p>1,9819</text:p>
          </table:table-cell>
          <table:table-cell office:value-type="float" office:value="1170" calcext:value-type="float">
            <text:p>1170</text:p>
          </table:table-cell>
          <table:table-cell office:value-type="float" office:value="2.97062" calcext:value-type="float">
            <text:p>2,97062</text:p>
          </table:table-cell>
          <table:table-cell table:style-name="ce1" office:value-type="float" office:value="416068703" calcext:value-type="float">
            <text:p>416068703</text:p>
          </table:table-cell>
        </table:table-row>
        <table:table-row table:style-name="ro1">
          <table:table-cell table:style-name="ce1" office:value-type="string" calcext:value-type="string">
            <text:p>Ej 4</text:p>
          </table:table-cell>
          <table:table-cell office:value-type="float" office:value="0.300658" calcext:value-type="float">
            <text:p>0,300658</text:p>
          </table:table-cell>
          <table:table-cell office:value-type="float" office:value="479" calcext:value-type="float">
            <text:p>479</text:p>
          </table:table-cell>
          <table:table-cell office:value-type="float" office:value="0.417597" calcext:value-type="float">
            <text:p>0,417597</text:p>
          </table:table-cell>
          <table:table-cell table:style-name="ce1" office:value-type="float" office:value="205490194" calcext:value-type="float">
            <text:p>205490194</text:p>
          </table:table-cell>
          <table:table-cell office:value-type="float" office:value="7.46464" calcext:value-type="float">
            <text:p>7,46464</text:p>
          </table:table-cell>
          <table:table-cell office:value-type="float" office:value="1835" calcext:value-type="float">
            <text:p>1835</text:p>
          </table:table-cell>
          <table:table-cell office:value-type="float" office:value="9.82836" calcext:value-type="float">
            <text:p>9,82836</text:p>
          </table:table-cell>
          <table:table-cell table:style-name="ce1" office:value-type="float" office:value="2587098703" calcext:value-type="float">
            <text:p>2587098703</text:p>
          </table:table-cell>
          <table:table-cell office:value-type="float" office:value="0.400352" calcext:value-type="float">
            <text:p>0,400352</text:p>
          </table:table-cell>
          <table:table-cell office:value-type="float" office:value="463" calcext:value-type="float">
            <text:p>463</text:p>
          </table:table-cell>
          <table:table-cell office:value-type="float" office:value="0.547373" calcext:value-type="float">
            <text:p>0,547373</text:p>
          </table:table-cell>
          <table:table-cell table:style-name="ce1" office:value-type="float" office:value="182056538" calcext:value-type="float">
            <text:p>182056538</text:p>
          </table:table-cell>
          <table:table-cell office:value-type="float" office:value="1.9819" calcext:value-type="float">
            <text:p>1,9819</text:p>
          </table:table-cell>
          <table:table-cell office:value-type="float" office:value="1170" calcext:value-type="float">
            <text:p>1170</text:p>
          </table:table-cell>
          <table:table-cell office:value-type="float" office:value="2.97062" calcext:value-type="float">
            <text:p>2,97062</text:p>
          </table:table-cell>
          <table:table-cell table:style-name="ce1" office:value-type="float" office:value="414362880" calcext:value-type="float">
            <text:p>414362880</text:p>
          </table:table-cell>
        </table:table-row>
        <table:table-row table:style-name="ro1">
          <table:table-cell table:style-name="ce1" office:value-type="string" calcext:value-type="string">
            <text:p>Ej 5</text:p>
          </table:table-cell>
          <table:table-cell office:value-type="float" office:value="0.300658" calcext:value-type="float">
            <text:p>0,300658</text:p>
          </table:table-cell>
          <table:table-cell office:value-type="float" office:value="479" calcext:value-type="float">
            <text:p>479</text:p>
          </table:table-cell>
          <table:table-cell office:value-type="float" office:value="0.417597" calcext:value-type="float">
            <text:p>0,417597</text:p>
          </table:table-cell>
          <table:table-cell table:style-name="ce1" office:value-type="float" office:value="203696876" calcext:value-type="float">
            <text:p>203696876</text:p>
          </table:table-cell>
          <table:table-cell office:value-type="float" office:value="7.46464" calcext:value-type="float">
            <text:p>7,46464</text:p>
          </table:table-cell>
          <table:table-cell office:value-type="float" office:value="1835" calcext:value-type="float">
            <text:p>1835</text:p>
          </table:table-cell>
          <table:table-cell office:value-type="float" office:value="9.82836" calcext:value-type="float">
            <text:p>9,82836</text:p>
          </table:table-cell>
          <table:table-cell table:style-name="ce1" office:value-type="float" office:value="2586421458" calcext:value-type="float">
            <text:p>2586421458</text:p>
          </table:table-cell>
          <table:table-cell office:value-type="float" office:value="0.400352" calcext:value-type="float">
            <text:p>0,400352</text:p>
          </table:table-cell>
          <table:table-cell office:value-type="float" office:value="463" calcext:value-type="float">
            <text:p>463</text:p>
          </table:table-cell>
          <table:table-cell office:value-type="float" office:value="0.547373" calcext:value-type="float">
            <text:p>0,547373</text:p>
          </table:table-cell>
          <table:table-cell table:style-name="ce1" office:value-type="float" office:value="184111333" calcext:value-type="float">
            <text:p>184111333</text:p>
          </table:table-cell>
          <table:table-cell office:value-type="float" office:value="1.9819" calcext:value-type="float">
            <text:p>1,9819</text:p>
          </table:table-cell>
          <table:table-cell office:value-type="float" office:value="1170" calcext:value-type="float">
            <text:p>1170</text:p>
          </table:table-cell>
          <table:table-cell office:value-type="float" office:value="2.97062" calcext:value-type="float">
            <text:p>2,97062</text:p>
          </table:table-cell>
          <table:table-cell table:style-name="ce1" office:value-type="float" office:value="414866805" calcext:value-type="float">
            <text:p>414866805</text:p>
          </table:table-cell>
        </table:table-row>
        <table:table-row table:style-name="ro1">
          <table:table-cell table:style-name="ce1" office:value-type="string" calcext:value-type="string">
            <text:p>Media</text:p>
          </table:table-cell>
          <table:table-cell table:formula="of:=([.B10]+[.B11]+[.B12]+[.B13]+[.B14])/5" office:value-type="float" office:value="0.300658" calcext:value-type="float">
            <text:p>0,300658</text:p>
          </table:table-cell>
          <table:table-cell table:formula="of:=([.C10]+[.C11]+[.C12]+[.C13]+[.C14])/5" office:value-type="float" office:value="479" calcext:value-type="float">
            <text:p>479</text:p>
          </table:table-cell>
          <table:table-cell table:formula="of:=([.D10]+[.D11]+[.D12]+[.D13]+[.D14])/5" office:value-type="float" office:value="0.417597" calcext:value-type="float">
            <text:p>0,417597</text:p>
          </table:table-cell>
          <table:table-cell table:style-name="ce1" table:formula="of:=([.E10]+[.E11]+[.E12]+[.E13]+[.E14])/5" office:value-type="float" office:value="205483839.2" calcext:value-type="float">
            <text:p>205483839,2</text:p>
          </table:table-cell>
          <table:table-cell table:formula="of:=([.F10]+[.F11]+[.F12]+[.F13]+[.F14])/5" office:value-type="float" office:value="7.46464" calcext:value-type="float">
            <text:p>7,46464</text:p>
          </table:table-cell>
          <table:table-cell table:formula="of:=([.G10]+[.G11]+[.G12]+[.G13]+[.G14])/5" office:value-type="float" office:value="1835" calcext:value-type="float">
            <text:p>1835</text:p>
          </table:table-cell>
          <table:table-cell table:formula="of:=([.H10]+[.H11]+[.H12]+[.H13]+[.H14])/5" office:value-type="float" office:value="9.82836" calcext:value-type="float">
            <text:p>9,82836</text:p>
          </table:table-cell>
          <table:table-cell table:style-name="ce1" table:formula="of:=([.I10]+[.I11]+[.I12]+[.I13]+[.I14])/5" office:value-type="float" office:value="2587362563" calcext:value-type="float">
            <text:p>2587362563</text:p>
          </table:table-cell>
          <table:table-cell table:formula="of:=([.J10]+[.J11]+[.J12]+[.J13]+[.J14])/5" office:value-type="float" office:value="0.400352" calcext:value-type="float">
            <text:p>0,400352</text:p>
          </table:table-cell>
          <table:table-cell table:formula="of:=([.K10]+[.K11]+[.K12]+[.K13]+[.K14])/5" office:value-type="float" office:value="463" calcext:value-type="float">
            <text:p>463</text:p>
          </table:table-cell>
          <table:table-cell table:formula="of:=([.L10]+[.L11]+[.L12]+[.L13]+[.L14])/5" office:value-type="float" office:value="0.547373" calcext:value-type="float">
            <text:p>0,547373</text:p>
          </table:table-cell>
          <table:table-cell table:style-name="ce1" table:formula="of:=([.M10]+[.M11]+[.M12]+[.M13]+[.M14])/5" office:value-type="float" office:value="183319598.4" calcext:value-type="float">
            <text:p>183319598,4</text:p>
          </table:table-cell>
          <table:table-cell table:formula="of:=([.N10]+[.N11]+[.N12]+[.N13]+[.N14])/5" office:value-type="float" office:value="1.9819" calcext:value-type="float">
            <text:p>1,9819</text:p>
          </table:table-cell>
          <table:table-cell table:formula="of:=([.O10]+[.O11]+[.O12]+[.O13]+[.O14])/5" office:value-type="float" office:value="1170" calcext:value-type="float">
            <text:p>1170</text:p>
          </table:table-cell>
          <table:table-cell table:formula="of:=([.P10]+[.P11]+[.P12]+[.P13]+[.P14])/5" office:value-type="float" office:value="2.97062" calcext:value-type="float">
            <text:p>2,97062</text:p>
          </table:table-cell>
          <table:table-cell table:style-name="ce1" table:formula="of:=([.Q10]+[.Q11]+[.Q12]+[.Q13]+[.Q14])/5" office:value-type="float" office:value="414489223.8" calcext:value-type="float">
            <text:p>414489223,8</text:p>
          </table:table-cell>
        </table:table-row>
        <table:table-row table:style-name="ro1">
          <table:table-cell table:style-name="ce1" office:value-type="string" calcext:value-type="string">
            <text:p>10% s = 10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1" office:value-type="string" calcext:value-type="string">
            <text:p>Ej 1</text:p>
          </table:table-cell>
          <table:table-cell office:value-type="float" office:value="0.301032" calcext:value-type="float">
            <text:p>0,301032</text:p>
          </table:table-cell>
          <table:table-cell office:value-type="float" office:value="450" calcext:value-type="float">
            <text:p>450</text:p>
          </table:table-cell>
          <table:table-cell office:value-type="float" office:value="0.412666" calcext:value-type="float">
            <text:p>0,412666</text:p>
          </table:table-cell>
          <table:table-cell table:style-name="ce1" office:value-type="float" office:value="164206508" calcext:value-type="float">
            <text:p>164206508</text:p>
          </table:table-cell>
          <table:table-cell office:value-type="float" office:value="7.45984" calcext:value-type="float">
            <text:p>7,45984</text:p>
          </table:table-cell>
          <table:table-cell office:value-type="float" office:value="1801" calcext:value-type="float">
            <text:p>1801</text:p>
          </table:table-cell>
          <table:table-cell office:value-type="float" office:value="9.81627" calcext:value-type="float">
            <text:p>9,81627</text:p>
          </table:table-cell>
          <table:table-cell table:style-name="ce1" office:value-type="float" office:value="3939748178" calcext:value-type="float">
            <text:p>3939748178</text:p>
          </table:table-cell>
          <table:table-cell office:value-type="float" office:value="0.406497" calcext:value-type="float">
            <text:p>0,406497</text:p>
          </table:table-cell>
          <table:table-cell office:value-type="float" office:value="479" calcext:value-type="float">
            <text:p>479</text:p>
          </table:table-cell>
          <table:table-cell office:value-type="float" office:value="0.564059" calcext:value-type="float">
            <text:p>0,564059</text:p>
          </table:table-cell>
          <table:table-cell table:style-name="ce1" office:value-type="float" office:value="189228322" calcext:value-type="float">
            <text:p>189228322</text:p>
          </table:table-cell>
          <table:table-cell office:value-type="float" office:value="1.95913" calcext:value-type="float">
            <text:p>1,95913</text:p>
          </table:table-cell>
          <table:table-cell office:value-type="float" office:value="1163" calcext:value-type="float">
            <text:p>1163</text:p>
          </table:table-cell>
          <table:table-cell office:value-type="float" office:value="2.89966" calcext:value-type="float">
            <text:p>2,89966</text:p>
          </table:table-cell>
          <table:table-cell table:style-name="ce1" office:value-type="float" office:value="437814679" calcext:value-type="float">
            <text:p>437814679</text:p>
          </table:table-cell>
        </table:table-row>
        <table:table-row table:style-name="ro1">
          <table:table-cell table:style-name="ce1" office:value-type="string" calcext:value-type="string">
            <text:p>Ej 2</text:p>
          </table:table-cell>
          <table:table-cell office:value-type="float" office:value="0.301032" calcext:value-type="float">
            <text:p>0,301032</text:p>
          </table:table-cell>
          <table:table-cell office:value-type="float" office:value="450" calcext:value-type="float">
            <text:p>450</text:p>
          </table:table-cell>
          <table:table-cell office:value-type="float" office:value="0.412666" calcext:value-type="float">
            <text:p>0,412666</text:p>
          </table:table-cell>
          <table:table-cell table:style-name="ce1" office:value-type="float" office:value="163671641" calcext:value-type="float">
            <text:p>163671641</text:p>
          </table:table-cell>
          <table:table-cell office:value-type="float" office:value="7.45984" calcext:value-type="float">
            <text:p>7,45984</text:p>
          </table:table-cell>
          <table:table-cell office:value-type="float" office:value="1801" calcext:value-type="float">
            <text:p>1801</text:p>
          </table:table-cell>
          <table:table-cell office:value-type="float" office:value="9.81627" calcext:value-type="float">
            <text:p>9,81627</text:p>
          </table:table-cell>
          <table:table-cell table:style-name="ce1" office:value-type="float" office:value="3818566750" calcext:value-type="float">
            <text:p>3818566750</text:p>
          </table:table-cell>
          <table:table-cell office:value-type="float" office:value="0.406497" calcext:value-type="float">
            <text:p>0,406497</text:p>
          </table:table-cell>
          <table:table-cell office:value-type="float" office:value="479" calcext:value-type="float">
            <text:p>479</text:p>
          </table:table-cell>
          <table:table-cell office:value-type="float" office:value="0.564059" calcext:value-type="float">
            <text:p>0,564059</text:p>
          </table:table-cell>
          <table:table-cell table:style-name="ce1" office:value-type="float" office:value="187334045" calcext:value-type="float">
            <text:p>187334045</text:p>
          </table:table-cell>
          <table:table-cell office:value-type="float" office:value="1.95913" calcext:value-type="float">
            <text:p>1,95913</text:p>
          </table:table-cell>
          <table:table-cell office:value-type="float" office:value="1163" calcext:value-type="float">
            <text:p>1163</text:p>
          </table:table-cell>
          <table:table-cell office:value-type="float" office:value="2.89966" calcext:value-type="float">
            <text:p>2,89966</text:p>
          </table:table-cell>
          <table:table-cell table:style-name="ce1" office:value-type="float" office:value="441600198" calcext:value-type="float">
            <text:p>441600198</text:p>
          </table:table-cell>
        </table:table-row>
        <table:table-row table:style-name="ro1">
          <table:table-cell table:style-name="ce1" office:value-type="string" calcext:value-type="string">
            <text:p>Ej 3</text:p>
          </table:table-cell>
          <table:table-cell office:value-type="float" office:value="0.301032" calcext:value-type="float">
            <text:p>0,301032</text:p>
          </table:table-cell>
          <table:table-cell office:value-type="float" office:value="450" calcext:value-type="float">
            <text:p>450</text:p>
          </table:table-cell>
          <table:table-cell office:value-type="float" office:value="0.412666" calcext:value-type="float">
            <text:p>0,412666</text:p>
          </table:table-cell>
          <table:table-cell table:style-name="ce1" office:value-type="float" office:value="165169440" calcext:value-type="float">
            <text:p>165169440</text:p>
          </table:table-cell>
          <table:table-cell office:value-type="float" office:value="7.45984" calcext:value-type="float">
            <text:p>7,45984</text:p>
          </table:table-cell>
          <table:table-cell office:value-type="float" office:value="1801" calcext:value-type="float">
            <text:p>1801</text:p>
          </table:table-cell>
          <table:table-cell office:value-type="float" office:value="9.81627" calcext:value-type="float">
            <text:p>9,81627</text:p>
          </table:table-cell>
          <table:table-cell table:style-name="ce1" office:value-type="float" office:value="3477881610" calcext:value-type="float">
            <text:p>3477881610</text:p>
          </table:table-cell>
          <table:table-cell office:value-type="float" office:value="0.406497" calcext:value-type="float">
            <text:p>0,406497</text:p>
          </table:table-cell>
          <table:table-cell office:value-type="float" office:value="479" calcext:value-type="float">
            <text:p>479</text:p>
          </table:table-cell>
          <table:table-cell office:value-type="float" office:value="0.564059" calcext:value-type="float">
            <text:p>0,564059</text:p>
          </table:table-cell>
          <table:table-cell table:style-name="ce1" office:value-type="float" office:value="188467580" calcext:value-type="float">
            <text:p>188467580</text:p>
          </table:table-cell>
          <table:table-cell office:value-type="float" office:value="1.95913" calcext:value-type="float">
            <text:p>1,95913</text:p>
          </table:table-cell>
          <table:table-cell office:value-type="float" office:value="1163" calcext:value-type="float">
            <text:p>1163</text:p>
          </table:table-cell>
          <table:table-cell office:value-type="float" office:value="2.89966" calcext:value-type="float">
            <text:p>2,89966</text:p>
          </table:table-cell>
          <table:table-cell table:style-name="ce1" office:value-type="float" office:value="440321658" calcext:value-type="float">
            <text:p>440321658</text:p>
          </table:table-cell>
        </table:table-row>
        <table:table-row table:style-name="ro1">
          <table:table-cell table:style-name="ce1" office:value-type="string" calcext:value-type="string">
            <text:p>Ej 4</text:p>
          </table:table-cell>
          <table:table-cell office:value-type="float" office:value="0.301032" calcext:value-type="float">
            <text:p>0,301032</text:p>
          </table:table-cell>
          <table:table-cell office:value-type="float" office:value="450" calcext:value-type="float">
            <text:p>450</text:p>
          </table:table-cell>
          <table:table-cell office:value-type="float" office:value="0.412666" calcext:value-type="float">
            <text:p>0,412666</text:p>
          </table:table-cell>
          <table:table-cell table:style-name="ce1" office:value-type="float" office:value="165909711" calcext:value-type="float">
            <text:p>165909711</text:p>
          </table:table-cell>
          <table:table-cell office:value-type="float" office:value="7.45984" calcext:value-type="float">
            <text:p>7,45984</text:p>
          </table:table-cell>
          <table:table-cell office:value-type="float" office:value="1801" calcext:value-type="float">
            <text:p>1801</text:p>
          </table:table-cell>
          <table:table-cell office:value-type="float" office:value="9.81627" calcext:value-type="float">
            <text:p>9,81627</text:p>
          </table:table-cell>
          <table:table-cell table:style-name="ce1" office:value-type="float" office:value="3809548694" calcext:value-type="float">
            <text:p>3809548694</text:p>
          </table:table-cell>
          <table:table-cell office:value-type="float" office:value="0.406497" calcext:value-type="float">
            <text:p>0,406497</text:p>
          </table:table-cell>
          <table:table-cell office:value-type="float" office:value="479" calcext:value-type="float">
            <text:p>479</text:p>
          </table:table-cell>
          <table:table-cell office:value-type="float" office:value="0.564059" calcext:value-type="float">
            <text:p>0,564059</text:p>
          </table:table-cell>
          <table:table-cell table:style-name="ce1" office:value-type="float" office:value="189249004" calcext:value-type="float">
            <text:p>189249004</text:p>
          </table:table-cell>
          <table:table-cell office:value-type="float" office:value="1.95913" calcext:value-type="float">
            <text:p>1,95913</text:p>
          </table:table-cell>
          <table:table-cell office:value-type="float" office:value="1163" calcext:value-type="float">
            <text:p>1163</text:p>
          </table:table-cell>
          <table:table-cell office:value-type="float" office:value="2.89966" calcext:value-type="float">
            <text:p>2,89966</text:p>
          </table:table-cell>
          <table:table-cell table:style-name="ce1" office:value-type="float" office:value="439270829" calcext:value-type="float">
            <text:p>439270829</text:p>
          </table:table-cell>
        </table:table-row>
        <table:table-row table:style-name="ro1">
          <table:table-cell table:style-name="ce1" office:value-type="string" calcext:value-type="string">
            <text:p>Ej 5</text:p>
          </table:table-cell>
          <table:table-cell office:value-type="float" office:value="0.301032" calcext:value-type="float">
            <text:p>0,301032</text:p>
          </table:table-cell>
          <table:table-cell office:value-type="float" office:value="450" calcext:value-type="float">
            <text:p>450</text:p>
          </table:table-cell>
          <table:table-cell office:value-type="float" office:value="0.412666" calcext:value-type="float">
            <text:p>0,412666</text:p>
          </table:table-cell>
          <table:table-cell table:style-name="ce1" office:value-type="float" office:value="164959010" calcext:value-type="float">
            <text:p>164959010</text:p>
          </table:table-cell>
          <table:table-cell office:value-type="float" office:value="7.45984" calcext:value-type="float">
            <text:p>7,45984</text:p>
          </table:table-cell>
          <table:table-cell office:value-type="float" office:value="1801" calcext:value-type="float">
            <text:p>1801</text:p>
          </table:table-cell>
          <table:table-cell office:value-type="float" office:value="9.81627" calcext:value-type="float">
            <text:p>9,81627</text:p>
          </table:table-cell>
          <table:table-cell table:style-name="ce1" office:value-type="float" office:value="3640920178" calcext:value-type="float">
            <text:p>3640920178</text:p>
          </table:table-cell>
          <table:table-cell office:value-type="float" office:value="0.406497" calcext:value-type="float">
            <text:p>0,406497</text:p>
          </table:table-cell>
          <table:table-cell office:value-type="float" office:value="479" calcext:value-type="float">
            <text:p>479</text:p>
          </table:table-cell>
          <table:table-cell office:value-type="float" office:value="0.564059" calcext:value-type="float">
            <text:p>0,564059</text:p>
          </table:table-cell>
          <table:table-cell table:style-name="ce1" office:value-type="float" office:value="187446069" calcext:value-type="float">
            <text:p>187446069</text:p>
          </table:table-cell>
          <table:table-cell office:value-type="float" office:value="1.95913" calcext:value-type="float">
            <text:p>1,95913</text:p>
          </table:table-cell>
          <table:table-cell office:value-type="float" office:value="1163" calcext:value-type="float">
            <text:p>1163</text:p>
          </table:table-cell>
          <table:table-cell office:value-type="float" office:value="2.89966" calcext:value-type="float">
            <text:p>2,89966</text:p>
          </table:table-cell>
          <table:table-cell table:style-name="ce1" office:value-type="float" office:value="441142052" calcext:value-type="float">
            <text:p>441142052</text:p>
          </table:table-cell>
        </table:table-row>
        <table:table-row table:style-name="ro1">
          <table:table-cell table:style-name="ce1" office:value-type="string" calcext:value-type="string">
            <text:p>Media</text:p>
          </table:table-cell>
          <table:table-cell table:formula="of:=([.B17]+[.B18]+[.B19]+[.B20]+[.B21])/5" office:value-type="float" office:value="0.301032" calcext:value-type="float">
            <text:p>0,301032</text:p>
          </table:table-cell>
          <table:table-cell table:formula="of:=([.C17]+[.C18]+[.C19]+[.C20]+[.C21])/5" office:value-type="float" office:value="450" calcext:value-type="float">
            <text:p>450</text:p>
          </table:table-cell>
          <table:table-cell table:formula="of:=([.D17]+[.D18]+[.D19]+[.D20]+[.D21])/5" office:value-type="float" office:value="0.412666" calcext:value-type="float">
            <text:p>0,412666</text:p>
          </table:table-cell>
          <table:table-cell table:style-name="ce1" table:formula="of:=([.E17]+[.E18]+[.E19]+[.E20]+[.E21])/5" office:value-type="float" office:value="164783262" calcext:value-type="float">
            <text:p>164783262</text:p>
          </table:table-cell>
          <table:table-cell table:formula="of:=([.F17]+[.F18]+[.F19]+[.F20]+[.F21])/5" office:value-type="float" office:value="7.45984" calcext:value-type="float">
            <text:p>7,45984</text:p>
          </table:table-cell>
          <table:table-cell table:formula="of:=([.G17]+[.G18]+[.G19]+[.G20]+[.G21])/5" office:value-type="float" office:value="1801" calcext:value-type="float">
            <text:p>1801</text:p>
          </table:table-cell>
          <table:table-cell table:formula="of:=([.H17]+[.H18]+[.H19]+[.H20]+[.H21])/5" office:value-type="float" office:value="9.81627" calcext:value-type="float">
            <text:p>9,81627</text:p>
          </table:table-cell>
          <table:table-cell table:style-name="ce1" table:formula="of:=([.I17]+[.I18]+[.I19]+[.I20]+[.I21])/5" office:value-type="float" office:value="3737333082" calcext:value-type="float">
            <text:p>3737333082</text:p>
          </table:table-cell>
          <table:table-cell table:formula="of:=([.J17]+[.J18]+[.J19]+[.J20]+[.J21])/5" office:value-type="float" office:value="0.406497" calcext:value-type="float">
            <text:p>0,406497</text:p>
          </table:table-cell>
          <table:table-cell table:formula="of:=([.K17]+[.K18]+[.K19]+[.K20]+[.K21])/5" office:value-type="float" office:value="479" calcext:value-type="float">
            <text:p>479</text:p>
          </table:table-cell>
          <table:table-cell table:formula="of:=([.L17]+[.L18]+[.L19]+[.L20]+[.L21])/5" office:value-type="float" office:value="0.564059" calcext:value-type="float">
            <text:p>0,564059</text:p>
          </table:table-cell>
          <table:table-cell table:style-name="ce1" table:formula="of:=([.M17]+[.M18]+[.M19]+[.M20]+[.M21])/5" office:value-type="float" office:value="188345004" calcext:value-type="float">
            <text:p>188345004</text:p>
          </table:table-cell>
          <table:table-cell table:formula="of:=([.N17]+[.N18]+[.N19]+[.N20]+[.N21])/5" office:value-type="float" office:value="1.95913" calcext:value-type="float">
            <text:p>1,95913</text:p>
          </table:table-cell>
          <table:table-cell table:formula="of:=([.O17]+[.O18]+[.O19]+[.O20]+[.O21])/5" office:value-type="float" office:value="1163" calcext:value-type="float">
            <text:p>1163</text:p>
          </table:table-cell>
          <table:table-cell table:formula="of:=([.P17]+[.P18]+[.P19]+[.P20]+[.P21])/5" office:value-type="float" office:value="2.89966" calcext:value-type="float">
            <text:p>2,89966</text:p>
          </table:table-cell>
          <table:table-cell table:style-name="ce1" table:formula="of:=([.Q17]+[.Q18]+[.Q19]+[.Q20]+[.Q21])/5" office:value-type="float" office:value="440029883.2" calcext:value-type="float">
            <text:p>440029883,2</text:p>
          </table:table-cell>
        </table:table-row>
        <table:table-row table:style-name="ro1">
          <table:table-cell table:style-name="ce1" office:value-type="string" calcext:value-type="string">
            <text:p>10% s = 20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1" office:value-type="string" calcext:value-type="string">
            <text:p>Ej 1</text:p>
          </table:table-cell>
          <table:table-cell office:value-type="float" office:value="0.295974" calcext:value-type="float">
            <text:p>0,295974</text:p>
          </table:table-cell>
          <table:table-cell office:value-type="float" office:value="477" calcext:value-type="float">
            <text:p>477</text:p>
          </table:table-cell>
          <table:table-cell office:value-type="float" office:value="0.408533" calcext:value-type="float">
            <text:p>0,408533</text:p>
          </table:table-cell>
          <table:table-cell table:style-name="ce1" office:value-type="float" office:value="179348569" calcext:value-type="float">
            <text:p>179348569</text:p>
          </table:table-cell>
          <table:table-cell office:value-type="float" office:value="7.5093" calcext:value-type="float">
            <text:p>7,5093</text:p>
          </table:table-cell>
          <table:table-cell office:value-type="float" office:value="1787" calcext:value-type="float">
            <text:p>1787</text:p>
          </table:table-cell>
          <table:table-cell office:value-type="float" office:value="9.90589" calcext:value-type="float">
            <text:p>9,90589</text:p>
          </table:table-cell>
          <table:table-cell table:style-name="ce1" office:value-type="float" office:value="2272744088" calcext:value-type="float">
            <text:p>2272744088</text:p>
          </table:table-cell>
          <table:table-cell office:value-type="float" office:value="0.408274" calcext:value-type="float">
            <text:p>0,408274</text:p>
          </table:table-cell>
          <table:table-cell office:value-type="float" office:value="478" calcext:value-type="float">
            <text:p>478</text:p>
          </table:table-cell>
          <table:table-cell office:value-type="float" office:value="0.564448" calcext:value-type="float">
            <text:p>0,564448</text:p>
          </table:table-cell>
          <table:table-cell table:style-name="ce1" office:value-type="float" office:value="187468166" calcext:value-type="float">
            <text:p>187468166</text:p>
          </table:table-cell>
          <table:table-cell office:value-type="float" office:value="1.99843" calcext:value-type="float">
            <text:p>1,99843</text:p>
          </table:table-cell>
          <table:table-cell office:value-type="float" office:value="1167" calcext:value-type="float">
            <text:p>1167</text:p>
          </table:table-cell>
          <table:table-cell office:value-type="float" office:value="2.94772" calcext:value-type="float">
            <text:p>2,94772</text:p>
          </table:table-cell>
          <table:table-cell table:style-name="ce1" office:value-type="float" office:value="409273951" calcext:value-type="float">
            <text:p>409273951</text:p>
          </table:table-cell>
        </table:table-row>
        <table:table-row table:style-name="ro1">
          <table:table-cell table:style-name="ce1" office:value-type="string" calcext:value-type="string">
            <text:p>Ej 2</text:p>
          </table:table-cell>
          <table:table-cell office:value-type="float" office:value="0.295974" calcext:value-type="float">
            <text:p>0,295974</text:p>
          </table:table-cell>
          <table:table-cell office:value-type="float" office:value="477" calcext:value-type="float">
            <text:p>477</text:p>
          </table:table-cell>
          <table:table-cell office:value-type="float" office:value="0.408533" calcext:value-type="float">
            <text:p>0,408533</text:p>
          </table:table-cell>
          <table:table-cell table:style-name="ce1" office:value-type="float" office:value="181226669" calcext:value-type="float">
            <text:p>181226669</text:p>
          </table:table-cell>
          <table:table-cell office:value-type="float" office:value="7.5093" calcext:value-type="float">
            <text:p>7,5093</text:p>
          </table:table-cell>
          <table:table-cell office:value-type="float" office:value="1787" calcext:value-type="float">
            <text:p>1787</text:p>
          </table:table-cell>
          <table:table-cell office:value-type="float" office:value="9.90589" calcext:value-type="float">
            <text:p>9,90589</text:p>
          </table:table-cell>
          <table:table-cell table:style-name="ce1" office:value-type="float" office:value="2161532544" calcext:value-type="float">
            <text:p>2161532544</text:p>
          </table:table-cell>
          <table:table-cell office:value-type="float" office:value="0.408274" calcext:value-type="float">
            <text:p>0,408274</text:p>
          </table:table-cell>
          <table:table-cell office:value-type="float" office:value="478" calcext:value-type="float">
            <text:p>478</text:p>
          </table:table-cell>
          <table:table-cell office:value-type="float" office:value="0.564448" calcext:value-type="float">
            <text:p>0,564448</text:p>
          </table:table-cell>
          <table:table-cell table:style-name="ce1" office:value-type="float" office:value="183272852" calcext:value-type="float">
            <text:p>183272852</text:p>
          </table:table-cell>
          <table:table-cell office:value-type="float" office:value="1.99843" calcext:value-type="float">
            <text:p>1,99843</text:p>
          </table:table-cell>
          <table:table-cell office:value-type="float" office:value="1167" calcext:value-type="float">
            <text:p>1167</text:p>
          </table:table-cell>
          <table:table-cell office:value-type="float" office:value="2.94772" calcext:value-type="float">
            <text:p>2,94772</text:p>
          </table:table-cell>
          <table:table-cell table:style-name="ce1" office:value-type="float" office:value="406583412" calcext:value-type="float">
            <text:p>406583412</text:p>
          </table:table-cell>
        </table:table-row>
        <table:table-row table:style-name="ro1">
          <table:table-cell table:style-name="ce1" office:value-type="string" calcext:value-type="string">
            <text:p>Ej 3</text:p>
          </table:table-cell>
          <table:table-cell office:value-type="float" office:value="0.295974" calcext:value-type="float">
            <text:p>0,295974</text:p>
          </table:table-cell>
          <table:table-cell office:value-type="float" office:value="477" calcext:value-type="float">
            <text:p>477</text:p>
          </table:table-cell>
          <table:table-cell office:value-type="float" office:value="0.408533" calcext:value-type="float">
            <text:p>0,408533</text:p>
          </table:table-cell>
          <table:table-cell table:style-name="ce1" office:value-type="float" office:value="179332752" calcext:value-type="float">
            <text:p>179332752</text:p>
          </table:table-cell>
          <table:table-cell office:value-type="float" office:value="7.5093" calcext:value-type="float">
            <text:p>7,5093</text:p>
          </table:table-cell>
          <table:table-cell office:value-type="float" office:value="1787" calcext:value-type="float">
            <text:p>1787</text:p>
          </table:table-cell>
          <table:table-cell office:value-type="float" office:value="9.90589" calcext:value-type="float">
            <text:p>9,90589</text:p>
          </table:table-cell>
          <table:table-cell table:style-name="ce1" office:value-type="float" office:value="2090451790" calcext:value-type="float">
            <text:p>2090451790</text:p>
          </table:table-cell>
          <table:table-cell office:value-type="float" office:value="0.408274" calcext:value-type="float">
            <text:p>0,408274</text:p>
          </table:table-cell>
          <table:table-cell office:value-type="float" office:value="478" calcext:value-type="float">
            <text:p>478</text:p>
          </table:table-cell>
          <table:table-cell office:value-type="float" office:value="0.564448" calcext:value-type="float">
            <text:p>0,564448</text:p>
          </table:table-cell>
          <table:table-cell table:style-name="ce1" office:value-type="float" office:value="186946968" calcext:value-type="float">
            <text:p>186946968</text:p>
          </table:table-cell>
          <table:table-cell office:value-type="float" office:value="1.99843" calcext:value-type="float">
            <text:p>1,99843</text:p>
          </table:table-cell>
          <table:table-cell office:value-type="float" office:value="1167" calcext:value-type="float">
            <text:p>1167</text:p>
          </table:table-cell>
          <table:table-cell office:value-type="float" office:value="2.94772" calcext:value-type="float">
            <text:p>2,94772</text:p>
          </table:table-cell>
          <table:table-cell table:style-name="ce1" office:value-type="float" office:value="408872403" calcext:value-type="float">
            <text:p>408872403</text:p>
          </table:table-cell>
        </table:table-row>
        <table:table-row table:style-name="ro1">
          <table:table-cell table:style-name="ce1" office:value-type="string" calcext:value-type="string">
            <text:p>Ej 4</text:p>
          </table:table-cell>
          <table:table-cell office:value-type="float" office:value="0.295974" calcext:value-type="float">
            <text:p>0,295974</text:p>
          </table:table-cell>
          <table:table-cell office:value-type="float" office:value="477" calcext:value-type="float">
            <text:p>477</text:p>
          </table:table-cell>
          <table:table-cell office:value-type="float" office:value="0.408533" calcext:value-type="float">
            <text:p>0,408533</text:p>
          </table:table-cell>
          <table:table-cell table:style-name="ce1" office:value-type="float" office:value="180439642" calcext:value-type="float">
            <text:p>180439642</text:p>
          </table:table-cell>
          <table:table-cell office:value-type="float" office:value="7.5093" calcext:value-type="float">
            <text:p>7,5093</text:p>
          </table:table-cell>
          <table:table-cell office:value-type="float" office:value="1787" calcext:value-type="float">
            <text:p>1787</text:p>
          </table:table-cell>
          <table:table-cell office:value-type="float" office:value="9.90589" calcext:value-type="float">
            <text:p>9,90589</text:p>
          </table:table-cell>
          <table:table-cell table:style-name="ce1" office:value-type="float" office:value="2100968170" calcext:value-type="float">
            <text:p>2100968170</text:p>
          </table:table-cell>
          <table:table-cell office:value-type="float" office:value="0.408274" calcext:value-type="float">
            <text:p>0,408274</text:p>
          </table:table-cell>
          <table:table-cell office:value-type="float" office:value="478" calcext:value-type="float">
            <text:p>478</text:p>
          </table:table-cell>
          <table:table-cell office:value-type="float" office:value="0.564448" calcext:value-type="float">
            <text:p>0,564448</text:p>
          </table:table-cell>
          <table:table-cell table:style-name="ce1" office:value-type="float" office:value="185592913" calcext:value-type="float">
            <text:p>185592913</text:p>
          </table:table-cell>
          <table:table-cell office:value-type="float" office:value="1.99843" calcext:value-type="float">
            <text:p>1,99843</text:p>
          </table:table-cell>
          <table:table-cell office:value-type="float" office:value="1167" calcext:value-type="float">
            <text:p>1167</text:p>
          </table:table-cell>
          <table:table-cell office:value-type="float" office:value="2.94772" calcext:value-type="float">
            <text:p>2,94772</text:p>
          </table:table-cell>
          <table:table-cell table:style-name="ce1" office:value-type="float" office:value="410366103" calcext:value-type="float">
            <text:p>410366103</text:p>
          </table:table-cell>
        </table:table-row>
        <table:table-row table:style-name="ro1">
          <table:table-cell table:style-name="ce1" office:value-type="string" calcext:value-type="string">
            <text:p>Ej 5</text:p>
          </table:table-cell>
          <table:table-cell office:value-type="float" office:value="0.295974" calcext:value-type="float">
            <text:p>0,295974</text:p>
          </table:table-cell>
          <table:table-cell office:value-type="float" office:value="477" calcext:value-type="float">
            <text:p>477</text:p>
          </table:table-cell>
          <table:table-cell office:value-type="float" office:value="0.408533" calcext:value-type="float">
            <text:p>0,408533</text:p>
          </table:table-cell>
          <table:table-cell table:style-name="ce1" office:value-type="float" office:value="182278206" calcext:value-type="float">
            <text:p>182278206</text:p>
          </table:table-cell>
          <table:table-cell office:value-type="float" office:value="7.5093" calcext:value-type="float">
            <text:p>7,5093</text:p>
          </table:table-cell>
          <table:table-cell office:value-type="float" office:value="1787" calcext:value-type="float">
            <text:p>1787</text:p>
          </table:table-cell>
          <table:table-cell office:value-type="float" office:value="9.90589" calcext:value-type="float">
            <text:p>9,90589</text:p>
          </table:table-cell>
          <table:table-cell table:style-name="ce1" office:value-type="float" office:value="2071866787" calcext:value-type="float">
            <text:p>2071866787</text:p>
          </table:table-cell>
          <table:table-cell office:value-type="float" office:value="0.408274" calcext:value-type="float">
            <text:p>0,408274</text:p>
          </table:table-cell>
          <table:table-cell office:value-type="float" office:value="478" calcext:value-type="float">
            <text:p>478</text:p>
          </table:table-cell>
          <table:table-cell office:value-type="float" office:value="0.564448" calcext:value-type="float">
            <text:p>0,564448</text:p>
          </table:table-cell>
          <table:table-cell table:style-name="ce1" office:value-type="float" office:value="186008447" calcext:value-type="float">
            <text:p>186008447</text:p>
          </table:table-cell>
          <table:table-cell office:value-type="float" office:value="1.99843" calcext:value-type="float">
            <text:p>1,99843</text:p>
          </table:table-cell>
          <table:table-cell office:value-type="float" office:value="1167" calcext:value-type="float">
            <text:p>1167</text:p>
          </table:table-cell>
          <table:table-cell office:value-type="float" office:value="2.94772" calcext:value-type="float">
            <text:p>2,94772</text:p>
          </table:table-cell>
          <table:table-cell table:style-name="ce1" office:value-type="float" office:value="405109879" calcext:value-type="float">
            <text:p>405109879</text:p>
          </table:table-cell>
        </table:table-row>
        <table:table-row table:style-name="ro1">
          <table:table-cell table:style-name="ce1" office:value-type="string" calcext:value-type="string">
            <text:p>Media</text:p>
          </table:table-cell>
          <table:table-cell table:formula="of:=([.B24]+[.B25]+[.B26]+[.B27]+[.B28])/5" office:value-type="float" office:value="0.295974" calcext:value-type="float">
            <text:p>0,295974</text:p>
          </table:table-cell>
          <table:table-cell table:formula="of:=([.C24]+[.C25]+[.C26]+[.C27]+[.C28])/5" office:value-type="float" office:value="477" calcext:value-type="float">
            <text:p>477</text:p>
          </table:table-cell>
          <table:table-cell table:formula="of:=([.D24]+[.D25]+[.D26]+[.D27]+[.D28])/5" office:value-type="float" office:value="0.408533" calcext:value-type="float">
            <text:p>0,408533</text:p>
          </table:table-cell>
          <table:table-cell table:style-name="ce1" table:formula="of:=([.E24]+[.E25]+[.E26]+[.E27]+[.E28])/5" office:value-type="float" office:value="180525167.6" calcext:value-type="float">
            <text:p>180525167,6</text:p>
          </table:table-cell>
          <table:table-cell table:formula="of:=([.F24]+[.F25]+[.F26]+[.F27]+[.F28])/5" office:value-type="float" office:value="7.5093" calcext:value-type="float">
            <text:p>7,5093</text:p>
          </table:table-cell>
          <table:table-cell table:formula="of:=([.G24]+[.G25]+[.G26]+[.G27]+[.G28])/5" office:value-type="float" office:value="1787" calcext:value-type="float">
            <text:p>1787</text:p>
          </table:table-cell>
          <table:table-cell table:formula="of:=([.H24]+[.H25]+[.H26]+[.H27]+[.H28])/5" office:value-type="float" office:value="9.90589" calcext:value-type="float">
            <text:p>9,90589</text:p>
          </table:table-cell>
          <table:table-cell table:style-name="ce1" table:formula="of:=([.I24]+[.I25]+[.I26]+[.I27]+[.I28])/5" office:value-type="float" office:value="2139512675.8" calcext:value-type="float">
            <text:p>2139512675,8</text:p>
          </table:table-cell>
          <table:table-cell table:formula="of:=([.J24]+[.J25]+[.J26]+[.J27]+[.J28])/5" office:value-type="float" office:value="0.408274" calcext:value-type="float">
            <text:p>0,408274</text:p>
          </table:table-cell>
          <table:table-cell table:formula="of:=([.K24]+[.K25]+[.K26]+[.K27]+[.K28])/5" office:value-type="float" office:value="478" calcext:value-type="float">
            <text:p>478</text:p>
          </table:table-cell>
          <table:table-cell table:formula="of:=([.L24]+[.L25]+[.L26]+[.L27]+[.L28])/5" office:value-type="float" office:value="0.564448" calcext:value-type="float">
            <text:p>0,564448</text:p>
          </table:table-cell>
          <table:table-cell table:style-name="ce1" table:formula="of:=([.M24]+[.M25]+[.M26]+[.M27]+[.M28])/5" office:value-type="float" office:value="185857869.2" calcext:value-type="float">
            <text:p>185857869,2</text:p>
          </table:table-cell>
          <table:table-cell table:formula="of:=([.N24]+[.N25]+[.N26]+[.N27]+[.N28])/5" office:value-type="float" office:value="1.99843" calcext:value-type="float">
            <text:p>1,99843</text:p>
          </table:table-cell>
          <table:table-cell table:formula="of:=([.O24]+[.O25]+[.O26]+[.O27]+[.O28])/5" office:value-type="float" office:value="1167" calcext:value-type="float">
            <text:p>1167</text:p>
          </table:table-cell>
          <table:table-cell table:formula="of:=([.P24]+[.P25]+[.P26]+[.P27]+[.P28])/5" office:value-type="float" office:value="2.94772" calcext:value-type="float">
            <text:p>2,94772</text:p>
          </table:table-cell>
          <table:table-cell table:style-name="ce1" table:formula="of:=([.Q24]+[.Q25]+[.Q26]+[.Q27]+[.Q28])/5" office:value-type="float" office:value="408041149.6" calcext:value-type="float">
            <text:p>408041149,6</text:p>
          </table:table-cell>
        </table:table-row>
        <table:table-row table:style-name="ro1">
          <table:table-cell table:style-name="ce1" office:value-type="string" calcext:value-type="string">
            <text:p>10% s = 25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1" office:value-type="string" calcext:value-type="string">
            <text:p>Ej 1</text:p>
          </table:table-cell>
          <table:table-cell office:value-type="float" office:value="0.300598" calcext:value-type="float">
            <text:p>0,300598</text:p>
          </table:table-cell>
          <table:table-cell office:value-type="float" office:value="460" calcext:value-type="float">
            <text:p>460</text:p>
          </table:table-cell>
          <table:table-cell office:value-type="float" office:value="0.410586" calcext:value-type="float">
            <text:p>0,410586</text:p>
          </table:table-cell>
          <table:table-cell table:style-name="ce1" office:value-type="float" office:value="186445828" calcext:value-type="float">
            <text:p>186445828</text:p>
          </table:table-cell>
          <table:table-cell office:value-type="float" office:value="7.50547" calcext:value-type="float">
            <text:p>7,50547</text:p>
          </table:table-cell>
          <table:table-cell office:value-type="float" office:value="1797" calcext:value-type="float">
            <text:p>1797</text:p>
          </table:table-cell>
          <table:table-cell office:value-type="float" office:value="9.93321" calcext:value-type="float">
            <text:p>9,93321</text:p>
          </table:table-cell>
          <table:table-cell table:style-name="ce1" office:value-type="float" office:value="2698010740" calcext:value-type="float">
            <text:p>2698010740</text:p>
          </table:table-cell>
          <table:table-cell office:value-type="float" office:value="0.408521" calcext:value-type="float">
            <text:p>0,408521</text:p>
          </table:table-cell>
          <table:table-cell office:value-type="float" office:value="463" calcext:value-type="float">
            <text:p>463</text:p>
          </table:table-cell>
          <table:table-cell office:value-type="float" office:value="0.5582" calcext:value-type="float">
            <text:p>0,5582</text:p>
          </table:table-cell>
          <table:table-cell table:style-name="ce1" office:value-type="float" office:value="168043596" calcext:value-type="float">
            <text:p>168043596</text:p>
          </table:table-cell>
          <table:table-cell office:value-type="float" office:value="2.0162" calcext:value-type="float">
            <text:p>2,0162</text:p>
          </table:table-cell>
          <table:table-cell office:value-type="float" office:value="1166" calcext:value-type="float">
            <text:p>1166</text:p>
          </table:table-cell>
          <table:table-cell office:value-type="float" office:value="2.95573" calcext:value-type="float">
            <text:p>2,95573</text:p>
          </table:table-cell>
          <table:table-cell table:style-name="ce1" office:value-type="float" office:value="377522764" calcext:value-type="float">
            <text:p>377522764</text:p>
          </table:table-cell>
        </table:table-row>
        <table:table-row table:style-name="ro1">
          <table:table-cell table:style-name="ce1" office:value-type="string" calcext:value-type="string">
            <text:p>Ej 2</text:p>
          </table:table-cell>
          <table:table-cell office:value-type="float" office:value="0.300598" calcext:value-type="float">
            <text:p>0,300598</text:p>
          </table:table-cell>
          <table:table-cell office:value-type="float" office:value="460" calcext:value-type="float">
            <text:p>460</text:p>
          </table:table-cell>
          <table:table-cell office:value-type="float" office:value="0.410586" calcext:value-type="float">
            <text:p>0,410586</text:p>
          </table:table-cell>
          <table:table-cell table:style-name="ce1" office:value-type="float" office:value="186935232" calcext:value-type="float">
            <text:p>186935232</text:p>
          </table:table-cell>
          <table:table-cell office:value-type="float" office:value="7.50547" calcext:value-type="float">
            <text:p>7,50547</text:p>
          </table:table-cell>
          <table:table-cell office:value-type="float" office:value="1797" calcext:value-type="float">
            <text:p>1797</text:p>
          </table:table-cell>
          <table:table-cell office:value-type="float" office:value="9.93321" calcext:value-type="float">
            <text:p>9,93321</text:p>
          </table:table-cell>
          <table:table-cell table:style-name="ce1" office:value-type="float" office:value="2667298368" calcext:value-type="float">
            <text:p>2667298368</text:p>
          </table:table-cell>
          <table:table-cell office:value-type="float" office:value="0.408521" calcext:value-type="float">
            <text:p>0,408521</text:p>
          </table:table-cell>
          <table:table-cell office:value-type="float" office:value="463" calcext:value-type="float">
            <text:p>463</text:p>
          </table:table-cell>
          <table:table-cell office:value-type="float" office:value="0.5582" calcext:value-type="float">
            <text:p>0,5582</text:p>
          </table:table-cell>
          <table:table-cell table:style-name="ce1" office:value-type="float" office:value="167142514" calcext:value-type="float">
            <text:p>167142514</text:p>
          </table:table-cell>
          <table:table-cell office:value-type="float" office:value="2.0162" calcext:value-type="float">
            <text:p>2,0162</text:p>
          </table:table-cell>
          <table:table-cell office:value-type="float" office:value="1166" calcext:value-type="float">
            <text:p>1166</text:p>
          </table:table-cell>
          <table:table-cell office:value-type="float" office:value="2.95573" calcext:value-type="float">
            <text:p>2,95573</text:p>
          </table:table-cell>
          <table:table-cell table:style-name="ce1" office:value-type="float" office:value="383260593" calcext:value-type="float">
            <text:p>383260593</text:p>
          </table:table-cell>
        </table:table-row>
        <table:table-row table:style-name="ro1">
          <table:table-cell table:style-name="ce1" office:value-type="string" calcext:value-type="string">
            <text:p>Ej 3</text:p>
          </table:table-cell>
          <table:table-cell office:value-type="float" office:value="0.300598" calcext:value-type="float">
            <text:p>0,300598</text:p>
          </table:table-cell>
          <table:table-cell office:value-type="float" office:value="460" calcext:value-type="float">
            <text:p>460</text:p>
          </table:table-cell>
          <table:table-cell office:value-type="float" office:value="0.410586" calcext:value-type="float">
            <text:p>0,410586</text:p>
          </table:table-cell>
          <table:table-cell table:style-name="ce1" office:value-type="float" office:value="189322181" calcext:value-type="float">
            <text:p>189322181</text:p>
          </table:table-cell>
          <table:table-cell office:value-type="float" office:value="7.50547" calcext:value-type="float">
            <text:p>7,50547</text:p>
          </table:table-cell>
          <table:table-cell office:value-type="float" office:value="1797" calcext:value-type="float">
            <text:p>1797</text:p>
          </table:table-cell>
          <table:table-cell office:value-type="float" office:value="9.93321" calcext:value-type="float">
            <text:p>9,93321</text:p>
          </table:table-cell>
          <table:table-cell table:style-name="ce1" office:value-type="float" office:value="2674804654" calcext:value-type="float">
            <text:p>2674804654</text:p>
          </table:table-cell>
          <table:table-cell office:value-type="float" office:value="0.408521" calcext:value-type="float">
            <text:p>0,408521</text:p>
          </table:table-cell>
          <table:table-cell office:value-type="float" office:value="463" calcext:value-type="float">
            <text:p>463</text:p>
          </table:table-cell>
          <table:table-cell office:value-type="float" office:value="0.5582" calcext:value-type="float">
            <text:p>0,5582</text:p>
          </table:table-cell>
          <table:table-cell table:style-name="ce1" office:value-type="float" office:value="167782001" calcext:value-type="float">
            <text:p>167782001</text:p>
          </table:table-cell>
          <table:table-cell office:value-type="float" office:value="2.0162" calcext:value-type="float">
            <text:p>2,0162</text:p>
          </table:table-cell>
          <table:table-cell office:value-type="float" office:value="1166" calcext:value-type="float">
            <text:p>1166</text:p>
          </table:table-cell>
          <table:table-cell office:value-type="float" office:value="2.95573" calcext:value-type="float">
            <text:p>2,95573</text:p>
          </table:table-cell>
          <table:table-cell table:style-name="ce1" office:value-type="float" office:value="385477506" calcext:value-type="float">
            <text:p>385477506</text:p>
          </table:table-cell>
        </table:table-row>
        <table:table-row table:style-name="ro1">
          <table:table-cell table:style-name="ce1" office:value-type="string" calcext:value-type="string">
            <text:p>Ej 4</text:p>
          </table:table-cell>
          <table:table-cell office:value-type="float" office:value="0.300598" calcext:value-type="float">
            <text:p>0,300598</text:p>
          </table:table-cell>
          <table:table-cell office:value-type="float" office:value="460" calcext:value-type="float">
            <text:p>460</text:p>
          </table:table-cell>
          <table:table-cell office:value-type="float" office:value="0.410586" calcext:value-type="float">
            <text:p>0,410586</text:p>
          </table:table-cell>
          <table:table-cell table:style-name="ce1" office:value-type="float" office:value="185774889" calcext:value-type="float">
            <text:p>185774889</text:p>
          </table:table-cell>
          <table:table-cell office:value-type="float" office:value="7.50547" calcext:value-type="float">
            <text:p>7,50547</text:p>
          </table:table-cell>
          <table:table-cell office:value-type="float" office:value="1797" calcext:value-type="float">
            <text:p>1797</text:p>
          </table:table-cell>
          <table:table-cell office:value-type="float" office:value="9.93321" calcext:value-type="float">
            <text:p>9,93321</text:p>
          </table:table-cell>
          <table:table-cell table:style-name="ce1" office:value-type="float" office:value="2650190780" calcext:value-type="float">
            <text:p>2650190780</text:p>
          </table:table-cell>
          <table:table-cell office:value-type="float" office:value="0.408521" calcext:value-type="float">
            <text:p>0,408521</text:p>
          </table:table-cell>
          <table:table-cell office:value-type="float" office:value="463" calcext:value-type="float">
            <text:p>463</text:p>
          </table:table-cell>
          <table:table-cell office:value-type="float" office:value="0.5582" calcext:value-type="float">
            <text:p>0,5582</text:p>
          </table:table-cell>
          <table:table-cell table:style-name="ce1" office:value-type="float" office:value="167614087" calcext:value-type="float">
            <text:p>167614087</text:p>
          </table:table-cell>
          <table:table-cell office:value-type="float" office:value="2.0162" calcext:value-type="float">
            <text:p>2,0162</text:p>
          </table:table-cell>
          <table:table-cell office:value-type="float" office:value="1166" calcext:value-type="float">
            <text:p>1166</text:p>
          </table:table-cell>
          <table:table-cell office:value-type="float" office:value="2.95573" calcext:value-type="float">
            <text:p>2,95573</text:p>
          </table:table-cell>
          <table:table-cell table:style-name="ce1" office:value-type="float" office:value="384133576" calcext:value-type="float">
            <text:p>384133576</text:p>
          </table:table-cell>
        </table:table-row>
        <table:table-row table:style-name="ro1">
          <table:table-cell table:style-name="ce1" office:value-type="string" calcext:value-type="string">
            <text:p>Ej 5</text:p>
          </table:table-cell>
          <table:table-cell office:value-type="float" office:value="0.300598" calcext:value-type="float">
            <text:p>0,300598</text:p>
          </table:table-cell>
          <table:table-cell office:value-type="float" office:value="460" calcext:value-type="float">
            <text:p>460</text:p>
          </table:table-cell>
          <table:table-cell office:value-type="float" office:value="0.410586" calcext:value-type="float">
            <text:p>0,410586</text:p>
          </table:table-cell>
          <table:table-cell table:style-name="ce1" office:value-type="float" office:value="186252200" calcext:value-type="float">
            <text:p>186252200</text:p>
          </table:table-cell>
          <table:table-cell office:value-type="float" office:value="7.50547" calcext:value-type="float">
            <text:p>7,50547</text:p>
          </table:table-cell>
          <table:table-cell office:value-type="float" office:value="1797" calcext:value-type="float">
            <text:p>1797</text:p>
          </table:table-cell>
          <table:table-cell office:value-type="float" office:value="9.93321" calcext:value-type="float">
            <text:p>9,93321</text:p>
          </table:table-cell>
          <table:table-cell table:style-name="ce1" office:value-type="float" office:value="2678521500" calcext:value-type="float">
            <text:p>2678521500</text:p>
          </table:table-cell>
          <table:table-cell office:value-type="float" office:value="0.408521" calcext:value-type="float">
            <text:p>0,408521</text:p>
          </table:table-cell>
          <table:table-cell office:value-type="float" office:value="463" calcext:value-type="float">
            <text:p>463</text:p>
          </table:table-cell>
          <table:table-cell office:value-type="float" office:value="0.5582" calcext:value-type="float">
            <text:p>0,5582</text:p>
          </table:table-cell>
          <table:table-cell table:style-name="ce1" office:value-type="float" office:value="165917491" calcext:value-type="float">
            <text:p>165917491</text:p>
          </table:table-cell>
          <table:table-cell office:value-type="float" office:value="2.0162" calcext:value-type="float">
            <text:p>2,0162</text:p>
          </table:table-cell>
          <table:table-cell office:value-type="float" office:value="1166" calcext:value-type="float">
            <text:p>1166</text:p>
          </table:table-cell>
          <table:table-cell office:value-type="float" office:value="2.95573" calcext:value-type="float">
            <text:p>2,95573</text:p>
          </table:table-cell>
          <table:table-cell table:style-name="ce1" office:value-type="float" office:value="385268595" calcext:value-type="float">
            <text:p>385268595</text:p>
          </table:table-cell>
        </table:table-row>
        <table:table-row table:style-name="ro1">
          <table:table-cell table:style-name="ce2" office:value-type="string" calcext:value-type="string">
            <text:p>Media</text:p>
          </table:table-cell>
          <table:table-cell table:style-name="ce9" table:formula="of:=([.B31]+[.B32]+[.B33]+[.B34]+[.B35])/5" office:value-type="float" office:value="0.300598" calcext:value-type="float">
            <text:p>0,300598</text:p>
          </table:table-cell>
          <table:table-cell table:style-name="ce9" table:formula="of:=([.C31]+[.C32]+[.C33]+[.C34]+[.C35])/5" office:value-type="float" office:value="460" calcext:value-type="float">
            <text:p>460</text:p>
          </table:table-cell>
          <table:table-cell table:style-name="ce9" table:formula="of:=([.D31]+[.D32]+[.D33]+[.D34]+[.D35])/5" office:value-type="float" office:value="0.410586" calcext:value-type="float">
            <text:p>0,410586</text:p>
          </table:table-cell>
          <table:table-cell table:style-name="ce2" table:formula="of:=([.E31]+[.E32]+[.E33]+[.E34]+[.E35])/5" office:value-type="float" office:value="186946066" calcext:value-type="float">
            <text:p>186946066</text:p>
          </table:table-cell>
          <table:table-cell table:style-name="ce9" table:formula="of:=([.F31]+[.F32]+[.F33]+[.F34]+[.F35])/5" office:value-type="float" office:value="7.50547" calcext:value-type="float">
            <text:p>7,50547</text:p>
          </table:table-cell>
          <table:table-cell table:style-name="ce9" table:formula="of:=([.G31]+[.G32]+[.G33]+[.G34]+[.G35])/5" office:value-type="float" office:value="1797" calcext:value-type="float">
            <text:p>1797</text:p>
          </table:table-cell>
          <table:table-cell table:style-name="ce9" table:formula="of:=([.H31]+[.H32]+[.H33]+[.H34]+[.H35])/5" office:value-type="float" office:value="9.93321" calcext:value-type="float">
            <text:p>9,93321</text:p>
          </table:table-cell>
          <table:table-cell table:style-name="ce2" table:formula="of:=([.I31]+[.I32]+[.I33]+[.I34]+[.I35])/5" office:value-type="float" office:value="2673765208.4" calcext:value-type="float">
            <text:p>2673765208,4</text:p>
          </table:table-cell>
          <table:table-cell table:style-name="ce9" table:formula="of:=([.J31]+[.J32]+[.J33]+[.J34]+[.J35])/5" office:value-type="float" office:value="0.408521" calcext:value-type="float">
            <text:p>0,408521</text:p>
          </table:table-cell>
          <table:table-cell table:style-name="ce9" table:formula="of:=([.K31]+[.K32]+[.K33]+[.K34]+[.K35])/5" office:value-type="float" office:value="463" calcext:value-type="float">
            <text:p>463</text:p>
          </table:table-cell>
          <table:table-cell table:style-name="ce9" table:formula="of:=([.L31]+[.L32]+[.L33]+[.L34]+[.L35])/5" office:value-type="float" office:value="0.5582" calcext:value-type="float">
            <text:p>0,5582</text:p>
          </table:table-cell>
          <table:table-cell table:style-name="ce2" table:formula="of:=([.M31]+[.M32]+[.M33]+[.M34]+[.M35])/5" office:value-type="float" office:value="167299937.8" calcext:value-type="float">
            <text:p>167299937,8</text:p>
          </table:table-cell>
          <table:table-cell table:style-name="ce9" table:formula="of:=([.N31]+[.N32]+[.N33]+[.N34]+[.N35])/5" office:value-type="float" office:value="2.0162" calcext:value-type="float">
            <text:p>2,0162</text:p>
          </table:table-cell>
          <table:table-cell table:style-name="ce9" table:formula="of:=([.O31]+[.O32]+[.O33]+[.O34]+[.O35])/5" office:value-type="float" office:value="1166" calcext:value-type="float">
            <text:p>1166</text:p>
          </table:table-cell>
          <table:table-cell table:style-name="ce9" table:formula="of:=([.P31]+[.P32]+[.P33]+[.P34]+[.P35])/5" office:value-type="float" office:value="2.95573" calcext:value-type="float">
            <text:p>2,95573</text:p>
          </table:table-cell>
          <table:table-cell table:style-name="ce2" table:formula="of:=([.Q31]+[.Q32]+[.Q33]+[.Q34]+[.Q35])/5" office:value-type="float" office:value="383132606.8" calcext:value-type="float">
            <text:p>383132606,8</text:p>
          </table:table-cell>
        </table:table-row>
        <table:table-row table:style-name="ro1">
          <table:table-cell table:style-name="ce3" office:value-type="string" calcext:value-type="string">
            <text:p>20% s = 1</text:p>
          </table:table-cell>
          <table:table-cell table:style-name="ce7"/>
          <table:table-cell table:style-name="ce11" table:number-columns-repeated="2"/>
          <table:table-cell table:style-name="ce12"/>
          <table:table-cell table:style-name="ce7"/>
          <table:table-cell table:style-name="ce11" table:number-columns-repeated="2"/>
          <table:table-cell table:style-name="ce12"/>
          <table:table-cell table:style-name="ce7"/>
          <table:table-cell table:style-name="ce11" table:number-columns-repeated="2"/>
          <table:table-cell table:style-name="ce12"/>
          <table:table-cell table:style-name="ce7"/>
          <table:table-cell table:style-name="ce11" table:number-columns-repeated="2"/>
          <table:table-cell table:style-name="ce12"/>
        </table:table-row>
        <table:table-row table:style-name="ro1">
          <table:table-cell table:style-name="ce4" office:value-type="string" calcext:value-type="string">
            <text:p>Ej 1</text:p>
          </table:table-cell>
          <table:table-cell office:value-type="float" office:value="0.298757" calcext:value-type="float">
            <text:p>0,298757</text:p>
          </table:table-cell>
          <table:table-cell office:value-type="float" office:value="966" calcext:value-type="float">
            <text:p>966</text:p>
          </table:table-cell>
          <table:table-cell office:value-type="float" office:value="0.420911" calcext:value-type="float">
            <text:p>0,420911</text:p>
          </table:table-cell>
          <table:table-cell table:style-name="ce1" office:value-type="float" office:value="193167739" calcext:value-type="float">
            <text:p>193167739</text:p>
          </table:table-cell>
          <table:table-cell office:value-type="float" office:value="7.504" calcext:value-type="float">
            <text:p>7,504</text:p>
          </table:table-cell>
          <table:table-cell office:value-type="float" office:value="3663" calcext:value-type="float">
            <text:p>3663</text:p>
          </table:table-cell>
          <table:table-cell office:value-type="float" office:value="10.0628" calcext:value-type="float">
            <text:p>10,0628</text:p>
          </table:table-cell>
          <table:table-cell table:style-name="ce1" office:value-type="float" office:value="2757553296" calcext:value-type="float">
            <text:p>2757553296</text:p>
          </table:table-cell>
          <table:table-cell office:value-type="float" office:value="0.408434" calcext:value-type="float">
            <text:p>0,408434</text:p>
          </table:table-cell>
          <table:table-cell office:value-type="float" office:value="982" calcext:value-type="float">
            <text:p>982</text:p>
          </table:table-cell>
          <table:table-cell office:value-type="float" office:value="0.578959" calcext:value-type="float">
            <text:p>0,578959</text:p>
          </table:table-cell>
          <table:table-cell table:style-name="ce1" office:value-type="float" office:value="170398166" calcext:value-type="float">
            <text:p>170398166</text:p>
          </table:table-cell>
          <table:table-cell office:value-type="float" office:value="2.02009" calcext:value-type="float">
            <text:p>2,02009</text:p>
          </table:table-cell>
          <table:table-cell office:value-type="float" office:value="2316" calcext:value-type="float">
            <text:p>2316</text:p>
          </table:table-cell>
          <table:table-cell office:value-type="float" office:value="3.00281" calcext:value-type="float">
            <text:p>3,00281</text:p>
          </table:table-cell>
          <table:table-cell table:style-name="ce1" office:value-type="float" office:value="429660238" calcext:value-type="float">
            <text:p>429660238</text:p>
          </table:table-cell>
        </table:table-row>
        <table:table-row table:style-name="ro1">
          <table:table-cell table:style-name="ce4" office:value-type="string" calcext:value-type="string">
            <text:p>Ej 2</text:p>
          </table:table-cell>
          <table:table-cell office:value-type="float" office:value="0.298757" calcext:value-type="float">
            <text:p>0,298757</text:p>
          </table:table-cell>
          <table:table-cell office:value-type="float" office:value="966" calcext:value-type="float">
            <text:p>966</text:p>
          </table:table-cell>
          <table:table-cell office:value-type="float" office:value="0.420911" calcext:value-type="float">
            <text:p>0,420911</text:p>
          </table:table-cell>
          <table:table-cell table:style-name="ce1" office:value-type="float" office:value="194651075" calcext:value-type="float">
            <text:p>194651075</text:p>
          </table:table-cell>
          <table:table-cell office:value-type="float" office:value="7.504" calcext:value-type="float">
            <text:p>7,504</text:p>
          </table:table-cell>
          <table:table-cell office:value-type="float" office:value="3663" calcext:value-type="float">
            <text:p>3663</text:p>
          </table:table-cell>
          <table:table-cell office:value-type="float" office:value="10.0628" calcext:value-type="float">
            <text:p>10,0628</text:p>
          </table:table-cell>
          <table:table-cell table:style-name="ce1" office:value-type="float" office:value="2760363287" calcext:value-type="float">
            <text:p>2760363287</text:p>
          </table:table-cell>
          <table:table-cell office:value-type="float" office:value="0.408434" calcext:value-type="float">
            <text:p>0,408434</text:p>
          </table:table-cell>
          <table:table-cell office:value-type="float" office:value="982" calcext:value-type="float">
            <text:p>982</text:p>
          </table:table-cell>
          <table:table-cell office:value-type="float" office:value="0.578959" calcext:value-type="float">
            <text:p>0,578959</text:p>
          </table:table-cell>
          <table:table-cell table:style-name="ce1" office:value-type="float" office:value="173876941" calcext:value-type="float">
            <text:p>173876941</text:p>
          </table:table-cell>
          <table:table-cell office:value-type="float" office:value="2.02009" calcext:value-type="float">
            <text:p>2,02009</text:p>
          </table:table-cell>
          <table:table-cell office:value-type="float" office:value="2316" calcext:value-type="float">
            <text:p>2316</text:p>
          </table:table-cell>
          <table:table-cell office:value-type="float" office:value="3.00281" calcext:value-type="float">
            <text:p>3,00281</text:p>
          </table:table-cell>
          <table:table-cell table:style-name="ce1" office:value-type="float" office:value="429259388" calcext:value-type="float">
            <text:p>429259388</text:p>
          </table:table-cell>
        </table:table-row>
        <table:table-row table:style-name="ro1">
          <table:table-cell table:style-name="ce4" office:value-type="string" calcext:value-type="string">
            <text:p>Ej 3</text:p>
          </table:table-cell>
          <table:table-cell office:value-type="float" office:value="0.298757" calcext:value-type="float">
            <text:p>0,298757</text:p>
          </table:table-cell>
          <table:table-cell office:value-type="float" office:value="966" calcext:value-type="float">
            <text:p>966</text:p>
          </table:table-cell>
          <table:table-cell office:value-type="float" office:value="0.420911" calcext:value-type="float">
            <text:p>0,420911</text:p>
          </table:table-cell>
          <table:table-cell table:style-name="ce1" office:value-type="float" office:value="191156438" calcext:value-type="float">
            <text:p>191156438</text:p>
          </table:table-cell>
          <table:table-cell office:value-type="float" office:value="7.504" calcext:value-type="float">
            <text:p>7,504</text:p>
          </table:table-cell>
          <table:table-cell office:value-type="float" office:value="3663" calcext:value-type="float">
            <text:p>3663</text:p>
          </table:table-cell>
          <table:table-cell office:value-type="float" office:value="10.0628" calcext:value-type="float">
            <text:p>10,0628</text:p>
          </table:table-cell>
          <table:table-cell table:style-name="ce1" office:value-type="float" office:value="2786640737" calcext:value-type="float">
            <text:p>2786640737</text:p>
          </table:table-cell>
          <table:table-cell office:value-type="float" office:value="0.408434" calcext:value-type="float">
            <text:p>0,408434</text:p>
          </table:table-cell>
          <table:table-cell office:value-type="float" office:value="982" calcext:value-type="float">
            <text:p>982</text:p>
          </table:table-cell>
          <table:table-cell office:value-type="float" office:value="0.578959" calcext:value-type="float">
            <text:p>0,578959</text:p>
          </table:table-cell>
          <table:table-cell table:style-name="ce1" office:value-type="float" office:value="177470871" calcext:value-type="float">
            <text:p>177470871</text:p>
          </table:table-cell>
          <table:table-cell office:value-type="float" office:value="2.02009" calcext:value-type="float">
            <text:p>2,02009</text:p>
          </table:table-cell>
          <table:table-cell office:value-type="float" office:value="2316" calcext:value-type="float">
            <text:p>2316</text:p>
          </table:table-cell>
          <table:table-cell office:value-type="float" office:value="3.00281" calcext:value-type="float">
            <text:p>3,00281</text:p>
          </table:table-cell>
          <table:table-cell table:style-name="ce1" office:value-type="float" office:value="425688004" calcext:value-type="float">
            <text:p>425688004</text:p>
          </table:table-cell>
        </table:table-row>
        <table:table-row table:style-name="ro1">
          <table:table-cell table:style-name="ce4" office:value-type="string" calcext:value-type="string">
            <text:p>Ej 4</text:p>
          </table:table-cell>
          <table:table-cell office:value-type="float" office:value="0.298757" calcext:value-type="float">
            <text:p>0,298757</text:p>
          </table:table-cell>
          <table:table-cell office:value-type="float" office:value="966" calcext:value-type="float">
            <text:p>966</text:p>
          </table:table-cell>
          <table:table-cell office:value-type="float" office:value="0.420911" calcext:value-type="float">
            <text:p>0,420911</text:p>
          </table:table-cell>
          <table:table-cell table:style-name="ce1" office:value-type="float" office:value="196584197" calcext:value-type="float">
            <text:p>196584197</text:p>
          </table:table-cell>
          <table:table-cell office:value-type="float" office:value="7.504" calcext:value-type="float">
            <text:p>7,504</text:p>
          </table:table-cell>
          <table:table-cell office:value-type="float" office:value="3663" calcext:value-type="float">
            <text:p>3663</text:p>
          </table:table-cell>
          <table:table-cell office:value-type="float" office:value="10.0628" calcext:value-type="float">
            <text:p>10,0628</text:p>
          </table:table-cell>
          <table:table-cell table:style-name="ce1" office:value-type="float" office:value="2771451379" calcext:value-type="float">
            <text:p>2771451379</text:p>
          </table:table-cell>
          <table:table-cell office:value-type="float" office:value="0.408434" calcext:value-type="float">
            <text:p>0,408434</text:p>
          </table:table-cell>
          <table:table-cell office:value-type="float" office:value="982" calcext:value-type="float">
            <text:p>982</text:p>
          </table:table-cell>
          <table:table-cell office:value-type="float" office:value="0.578959" calcext:value-type="float">
            <text:p>0,578959</text:p>
          </table:table-cell>
          <table:table-cell table:style-name="ce1" office:value-type="float" office:value="176050178" calcext:value-type="float">
            <text:p>176050178</text:p>
          </table:table-cell>
          <table:table-cell office:value-type="float" office:value="2.02009" calcext:value-type="float">
            <text:p>2,02009</text:p>
          </table:table-cell>
          <table:table-cell office:value-type="float" office:value="2316" calcext:value-type="float">
            <text:p>2316</text:p>
          </table:table-cell>
          <table:table-cell office:value-type="float" office:value="3.00281" calcext:value-type="float">
            <text:p>3,00281</text:p>
          </table:table-cell>
          <table:table-cell table:style-name="ce1" office:value-type="float" office:value="427840824" calcext:value-type="float">
            <text:p>427840824</text:p>
          </table:table-cell>
        </table:table-row>
        <table:table-row table:style-name="ro1">
          <table:table-cell table:style-name="ce4" office:value-type="string" calcext:value-type="string">
            <text:p>Ej 5</text:p>
          </table:table-cell>
          <table:table-cell office:value-type="float" office:value="0.298757" calcext:value-type="float">
            <text:p>0,298757</text:p>
          </table:table-cell>
          <table:table-cell office:value-type="float" office:value="966" calcext:value-type="float">
            <text:p>966</text:p>
          </table:table-cell>
          <table:table-cell office:value-type="float" office:value="0.420911" calcext:value-type="float">
            <text:p>0,420911</text:p>
          </table:table-cell>
          <table:table-cell table:style-name="ce1" office:value-type="float" office:value="193020314" calcext:value-type="float">
            <text:p>193020314</text:p>
          </table:table-cell>
          <table:table-cell office:value-type="float" office:value="7.504" calcext:value-type="float">
            <text:p>7,504</text:p>
          </table:table-cell>
          <table:table-cell office:value-type="float" office:value="3663" calcext:value-type="float">
            <text:p>3663</text:p>
          </table:table-cell>
          <table:table-cell office:value-type="float" office:value="10.0628" calcext:value-type="float">
            <text:p>10,0628</text:p>
          </table:table-cell>
          <table:table-cell table:style-name="ce1" office:value-type="float" office:value="2772505057" calcext:value-type="float">
            <text:p>2772505057</text:p>
          </table:table-cell>
          <table:table-cell office:value-type="float" office:value="0.408434" calcext:value-type="float">
            <text:p>0,408434</text:p>
          </table:table-cell>
          <table:table-cell office:value-type="float" office:value="982" calcext:value-type="float">
            <text:p>982</text:p>
          </table:table-cell>
          <table:table-cell office:value-type="float" office:value="0.578959" calcext:value-type="float">
            <text:p>0,578959</text:p>
          </table:table-cell>
          <table:table-cell table:style-name="ce1" office:value-type="float" office:value="178268815" calcext:value-type="float">
            <text:p>178268815</text:p>
          </table:table-cell>
          <table:table-cell office:value-type="float" office:value="2.02009" calcext:value-type="float">
            <text:p>2,02009</text:p>
          </table:table-cell>
          <table:table-cell office:value-type="float" office:value="2316" calcext:value-type="float">
            <text:p>2316</text:p>
          </table:table-cell>
          <table:table-cell office:value-type="float" office:value="3.00281" calcext:value-type="float">
            <text:p>3,00281</text:p>
          </table:table-cell>
          <table:table-cell table:style-name="ce1" office:value-type="float" office:value="428619341" calcext:value-type="float">
            <text:p>428619341</text:p>
          </table:table-cell>
        </table:table-row>
        <table:table-row table:style-name="ro1">
          <table:table-cell table:style-name="ce4" office:value-type="string" calcext:value-type="string">
            <text:p>Media</text:p>
          </table:table-cell>
          <table:table-cell table:formula="of:=([.B38]+[.B39]+[.B40]+[.B41]+[.B42])/5" office:value-type="float" office:value="0.298757" calcext:value-type="float">
            <text:p>0,298757</text:p>
          </table:table-cell>
          <table:table-cell table:formula="of:=([.C38]+[.C39]+[.C40]+[.C41]+[.C42])/5" office:value-type="float" office:value="966" calcext:value-type="float">
            <text:p>966</text:p>
          </table:table-cell>
          <table:table-cell table:formula="of:=([.D38]+[.D39]+[.D40]+[.D41]+[.D42])/5" office:value-type="float" office:value="0.420911" calcext:value-type="float">
            <text:p>0,420911</text:p>
          </table:table-cell>
          <table:table-cell table:style-name="ce1" table:formula="of:=([.E38]+[.E39]+[.E40]+[.E41]+[.E42])/5" office:value-type="float" office:value="193715952.6" calcext:value-type="float">
            <text:p>193715952,6</text:p>
          </table:table-cell>
          <table:table-cell table:formula="of:=([.F38]+[.F39]+[.F40]+[.F41]+[.F42])/5" office:value-type="float" office:value="7.504" calcext:value-type="float">
            <text:p>7,504</text:p>
          </table:table-cell>
          <table:table-cell table:formula="of:=([.G38]+[.G39]+[.G40]+[.G41]+[.G42])/5" office:value-type="float" office:value="3663" calcext:value-type="float">
            <text:p>3663</text:p>
          </table:table-cell>
          <table:table-cell table:formula="of:=([.H38]+[.H39]+[.H40]+[.H41]+[.H42])/5" office:value-type="float" office:value="10.0628" calcext:value-type="float">
            <text:p>10,0628</text:p>
          </table:table-cell>
          <table:table-cell table:style-name="ce1" table:formula="of:=([.I38]+[.I39]+[.I40]+[.I41]+[.I42])/5" office:value-type="float" office:value="2769702751.2" calcext:value-type="float">
            <text:p>2769702751,2</text:p>
          </table:table-cell>
          <table:table-cell table:formula="of:=([.J38]+[.J39]+[.J40]+[.J41]+[.J42])/5" office:value-type="float" office:value="0.408434" calcext:value-type="float">
            <text:p>0,408434</text:p>
          </table:table-cell>
          <table:table-cell table:formula="of:=([.K38]+[.K39]+[.K40]+[.K41]+[.K42])/5" office:value-type="float" office:value="982" calcext:value-type="float">
            <text:p>982</text:p>
          </table:table-cell>
          <table:table-cell table:formula="of:=([.L38]+[.L39]+[.L40]+[.L41]+[.L42])/5" office:value-type="float" office:value="0.578959" calcext:value-type="float">
            <text:p>0,578959</text:p>
          </table:table-cell>
          <table:table-cell table:style-name="ce1" table:formula="of:=([.M38]+[.M39]+[.M40]+[.M41]+[.M42])/5" office:value-type="float" office:value="175212994.2" calcext:value-type="float">
            <text:p>175212994,2</text:p>
          </table:table-cell>
          <table:table-cell table:formula="of:=([.N38]+[.N39]+[.N40]+[.N41]+[.N42])/5" office:value-type="float" office:value="2.02009" calcext:value-type="float">
            <text:p>2,02009</text:p>
          </table:table-cell>
          <table:table-cell table:formula="of:=([.O38]+[.O39]+[.O40]+[.O41]+[.O42])/5" office:value-type="float" office:value="2316" calcext:value-type="float">
            <text:p>2316</text:p>
          </table:table-cell>
          <table:table-cell table:formula="of:=([.P38]+[.P39]+[.P40]+[.P41]+[.P42])/5" office:value-type="float" office:value="3.00281" calcext:value-type="float">
            <text:p>3,00281</text:p>
          </table:table-cell>
          <table:table-cell table:style-name="ce1" table:formula="of:=([.Q38]+[.Q39]+[.Q40]+[.Q41]+[.Q42])/5" office:value-type="float" office:value="428213559" calcext:value-type="float">
            <text:p>428213559</text:p>
          </table:table-cell>
        </table:table-row>
        <table:table-row table:style-name="ro1">
          <table:table-cell table:style-name="ce4" office:value-type="string" calcext:value-type="string">
            <text:p>20% s = 5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4" office:value-type="string" calcext:value-type="string">
            <text:p>Ej 1</text:p>
          </table:table-cell>
          <table:table-cell office:value-type="float" office:value="0.291283" calcext:value-type="float">
            <text:p>0,291283</text:p>
          </table:table-cell>
          <table:table-cell office:value-type="float" office:value="930" calcext:value-type="float">
            <text:p>930</text:p>
          </table:table-cell>
          <table:table-cell office:value-type="float" office:value="0.413576" calcext:value-type="float">
            <text:p>0,413576</text:p>
          </table:table-cell>
          <table:table-cell table:style-name="ce1" office:value-type="float" office:value="185589379" calcext:value-type="float">
            <text:p>185589379</text:p>
          </table:table-cell>
          <table:table-cell office:value-type="float" office:value="7.46586" calcext:value-type="float">
            <text:p>7,46586</text:p>
          </table:table-cell>
          <table:table-cell office:value-type="float" office:value="3640" calcext:value-type="float">
            <text:p>3640</text:p>
          </table:table-cell>
          <table:table-cell office:value-type="float" office:value="10.0488" calcext:value-type="float">
            <text:p>10,0488</text:p>
          </table:table-cell>
          <table:table-cell table:style-name="ce1" office:value-type="float" office:value="2375798080" calcext:value-type="float">
            <text:p>2375798080</text:p>
          </table:table-cell>
          <table:table-cell office:value-type="float" office:value="0.402549" calcext:value-type="float">
            <text:p>0,402549</text:p>
          </table:table-cell>
          <table:table-cell office:value-type="float" office:value="953" calcext:value-type="float">
            <text:p>953</text:p>
          </table:table-cell>
          <table:table-cell office:value-type="float" office:value="0.565414" calcext:value-type="float">
            <text:p>0,565414</text:p>
          </table:table-cell>
          <table:table-cell table:style-name="ce1" office:value-type="float" office:value="189846286" calcext:value-type="float">
            <text:p>189846286</text:p>
          </table:table-cell>
          <table:table-cell office:value-type="float" office:value="2.0093" calcext:value-type="float">
            <text:p>2,0093</text:p>
          </table:table-cell>
          <table:table-cell office:value-type="float" office:value="2311" calcext:value-type="float">
            <text:p>2311</text:p>
          </table:table-cell>
          <table:table-cell office:value-type="float" office:value="2.98348" calcext:value-type="float">
            <text:p>2,98348</text:p>
          </table:table-cell>
          <table:table-cell table:style-name="ce1" office:value-type="float" office:value="435606408" calcext:value-type="float">
            <text:p>435606408</text:p>
          </table:table-cell>
        </table:table-row>
        <table:table-row table:style-name="ro1">
          <table:table-cell table:style-name="ce4" office:value-type="string" calcext:value-type="string">
            <text:p>Ej 2</text:p>
          </table:table-cell>
          <table:table-cell office:value-type="float" office:value="0.291283" calcext:value-type="float">
            <text:p>0,291283</text:p>
          </table:table-cell>
          <table:table-cell office:value-type="float" office:value="930" calcext:value-type="float">
            <text:p>930</text:p>
          </table:table-cell>
          <table:table-cell office:value-type="float" office:value="0.413576" calcext:value-type="float">
            <text:p>0,413576</text:p>
          </table:table-cell>
          <table:table-cell table:style-name="ce1" office:value-type="float" office:value="187938195" calcext:value-type="float">
            <text:p>187938195</text:p>
          </table:table-cell>
          <table:table-cell office:value-type="float" office:value="7.46586" calcext:value-type="float">
            <text:p>7,46586</text:p>
          </table:table-cell>
          <table:table-cell office:value-type="float" office:value="3640" calcext:value-type="float">
            <text:p>3640</text:p>
          </table:table-cell>
          <table:table-cell office:value-type="float" office:value="10.0488" calcext:value-type="float">
            <text:p>10,0488</text:p>
          </table:table-cell>
          <table:table-cell table:style-name="ce1" office:value-type="float" office:value="2370710914" calcext:value-type="float">
            <text:p>2370710914</text:p>
          </table:table-cell>
          <table:table-cell office:value-type="float" office:value="0.402549" calcext:value-type="float">
            <text:p>0,402549</text:p>
          </table:table-cell>
          <table:table-cell office:value-type="float" office:value="953" calcext:value-type="float">
            <text:p>953</text:p>
          </table:table-cell>
          <table:table-cell office:value-type="float" office:value="0.565414" calcext:value-type="float">
            <text:p>0,565414</text:p>
          </table:table-cell>
          <table:table-cell table:style-name="ce1" office:value-type="float" office:value="190199827" calcext:value-type="float">
            <text:p>190199827</text:p>
          </table:table-cell>
          <table:table-cell office:value-type="float" office:value="2.0093" calcext:value-type="float">
            <text:p>2,0093</text:p>
          </table:table-cell>
          <table:table-cell office:value-type="float" office:value="2311" calcext:value-type="float">
            <text:p>2311</text:p>
          </table:table-cell>
          <table:table-cell office:value-type="float" office:value="2.98348" calcext:value-type="float">
            <text:p>2,98348</text:p>
          </table:table-cell>
          <table:table-cell table:style-name="ce1" office:value-type="float" office:value="438844189" calcext:value-type="float">
            <text:p>438844189</text:p>
          </table:table-cell>
        </table:table-row>
        <table:table-row table:style-name="ro1">
          <table:table-cell table:style-name="ce4" office:value-type="string" calcext:value-type="string">
            <text:p>Ej 3</text:p>
          </table:table-cell>
          <table:table-cell office:value-type="float" office:value="0.291283" calcext:value-type="float">
            <text:p>0,291283</text:p>
          </table:table-cell>
          <table:table-cell office:value-type="float" office:value="930" calcext:value-type="float">
            <text:p>930</text:p>
          </table:table-cell>
          <table:table-cell office:value-type="float" office:value="0.413576" calcext:value-type="float">
            <text:p>0,413576</text:p>
          </table:table-cell>
          <table:table-cell table:style-name="ce1" office:value-type="float" office:value="184155837" calcext:value-type="float">
            <text:p>184155837</text:p>
          </table:table-cell>
          <table:table-cell office:value-type="float" office:value="7.46586" calcext:value-type="float">
            <text:p>7,46586</text:p>
          </table:table-cell>
          <table:table-cell office:value-type="float" office:value="3640" calcext:value-type="float">
            <text:p>3640</text:p>
          </table:table-cell>
          <table:table-cell office:value-type="float" office:value="10.0488" calcext:value-type="float">
            <text:p>10,0488</text:p>
          </table:table-cell>
          <table:table-cell table:style-name="ce1" office:value-type="float" office:value="2380501745" calcext:value-type="float">
            <text:p>2380501745</text:p>
          </table:table-cell>
          <table:table-cell office:value-type="float" office:value="0.402549" calcext:value-type="float">
            <text:p>0,402549</text:p>
          </table:table-cell>
          <table:table-cell office:value-type="float" office:value="953" calcext:value-type="float">
            <text:p>953</text:p>
          </table:table-cell>
          <table:table-cell office:value-type="float" office:value="0.565414" calcext:value-type="float">
            <text:p>0,565414</text:p>
          </table:table-cell>
          <table:table-cell table:style-name="ce1" office:value-type="float" office:value="188214459" calcext:value-type="float">
            <text:p>188214459</text:p>
          </table:table-cell>
          <table:table-cell office:value-type="float" office:value="2.0093" calcext:value-type="float">
            <text:p>2,0093</text:p>
          </table:table-cell>
          <table:table-cell office:value-type="float" office:value="2311" calcext:value-type="float">
            <text:p>2311</text:p>
          </table:table-cell>
          <table:table-cell office:value-type="float" office:value="2.98348" calcext:value-type="float">
            <text:p>2,98348</text:p>
          </table:table-cell>
          <table:table-cell table:style-name="ce1" office:value-type="float" office:value="437646417" calcext:value-type="float">
            <text:p>437646417</text:p>
          </table:table-cell>
        </table:table-row>
        <table:table-row table:style-name="ro1">
          <table:table-cell table:style-name="ce4" office:value-type="string" calcext:value-type="string">
            <text:p>Ej 4</text:p>
          </table:table-cell>
          <table:table-cell office:value-type="float" office:value="0.291283" calcext:value-type="float">
            <text:p>0,291283</text:p>
          </table:table-cell>
          <table:table-cell office:value-type="float" office:value="930" calcext:value-type="float">
            <text:p>930</text:p>
          </table:table-cell>
          <table:table-cell office:value-type="float" office:value="0.413576" calcext:value-type="float">
            <text:p>0,413576</text:p>
          </table:table-cell>
          <table:table-cell table:style-name="ce1" office:value-type="float" office:value="185710105" calcext:value-type="float">
            <text:p>185710105</text:p>
          </table:table-cell>
          <table:table-cell office:value-type="float" office:value="7.46586" calcext:value-type="float">
            <text:p>7,46586</text:p>
          </table:table-cell>
          <table:table-cell office:value-type="float" office:value="3640" calcext:value-type="float">
            <text:p>3640</text:p>
          </table:table-cell>
          <table:table-cell office:value-type="float" office:value="10.0488" calcext:value-type="float">
            <text:p>10,0488</text:p>
          </table:table-cell>
          <table:table-cell table:style-name="ce1" office:value-type="float" office:value="2369355537" calcext:value-type="float">
            <text:p>2369355537</text:p>
          </table:table-cell>
          <table:table-cell office:value-type="float" office:value="0.402549" calcext:value-type="float">
            <text:p>0,402549</text:p>
          </table:table-cell>
          <table:table-cell office:value-type="float" office:value="953" calcext:value-type="float">
            <text:p>953</text:p>
          </table:table-cell>
          <table:table-cell office:value-type="float" office:value="0.565414" calcext:value-type="float">
            <text:p>0,565414</text:p>
          </table:table-cell>
          <table:table-cell table:style-name="ce1" office:value-type="float" office:value="188757337" calcext:value-type="float">
            <text:p>188757337</text:p>
          </table:table-cell>
          <table:table-cell office:value-type="float" office:value="2.0093" calcext:value-type="float">
            <text:p>2,0093</text:p>
          </table:table-cell>
          <table:table-cell office:value-type="float" office:value="2311" calcext:value-type="float">
            <text:p>2311</text:p>
          </table:table-cell>
          <table:table-cell office:value-type="float" office:value="2.98348" calcext:value-type="float">
            <text:p>2,98348</text:p>
          </table:table-cell>
          <table:table-cell table:style-name="ce1" office:value-type="float" office:value="442755019" calcext:value-type="float">
            <text:p>442755019</text:p>
          </table:table-cell>
        </table:table-row>
        <table:table-row table:style-name="ro1">
          <table:table-cell table:style-name="ce4" office:value-type="string" calcext:value-type="string">
            <text:p>Ej 5</text:p>
          </table:table-cell>
          <table:table-cell office:value-type="float" office:value="0.291283" calcext:value-type="float">
            <text:p>0,291283</text:p>
          </table:table-cell>
          <table:table-cell office:value-type="float" office:value="930" calcext:value-type="float">
            <text:p>930</text:p>
          </table:table-cell>
          <table:table-cell office:value-type="float" office:value="0.413576" calcext:value-type="float">
            <text:p>0,413576</text:p>
          </table:table-cell>
          <table:table-cell table:style-name="ce1" office:value-type="float" office:value="184450137" calcext:value-type="float">
            <text:p>184450137</text:p>
          </table:table-cell>
          <table:table-cell office:value-type="float" office:value="7.46586" calcext:value-type="float">
            <text:p>7,46586</text:p>
          </table:table-cell>
          <table:table-cell office:value-type="float" office:value="3640" calcext:value-type="float">
            <text:p>3640</text:p>
          </table:table-cell>
          <table:table-cell office:value-type="float" office:value="10.0488" calcext:value-type="float">
            <text:p>10,0488</text:p>
          </table:table-cell>
          <table:table-cell table:style-name="ce1" office:value-type="float" office:value="2365151049" calcext:value-type="float">
            <text:p>2365151049</text:p>
          </table:table-cell>
          <table:table-cell office:value-type="float" office:value="0.402549" calcext:value-type="float">
            <text:p>0,402549</text:p>
          </table:table-cell>
          <table:table-cell office:value-type="float" office:value="953" calcext:value-type="float">
            <text:p>953</text:p>
          </table:table-cell>
          <table:table-cell office:value-type="float" office:value="0.565414" calcext:value-type="float">
            <text:p>0,565414</text:p>
          </table:table-cell>
          <table:table-cell table:style-name="ce1" office:value-type="float" office:value="187240060" calcext:value-type="float">
            <text:p>187240060</text:p>
          </table:table-cell>
          <table:table-cell office:value-type="float" office:value="2.0093" calcext:value-type="float">
            <text:p>2,0093</text:p>
          </table:table-cell>
          <table:table-cell office:value-type="float" office:value="2311" calcext:value-type="float">
            <text:p>2311</text:p>
          </table:table-cell>
          <table:table-cell office:value-type="float" office:value="2.98348" calcext:value-type="float">
            <text:p>2,98348</text:p>
          </table:table-cell>
          <table:table-cell table:style-name="ce1" office:value-type="float" office:value="438481102" calcext:value-type="float">
            <text:p>438481102</text:p>
          </table:table-cell>
        </table:table-row>
        <table:table-row table:style-name="ro1">
          <table:table-cell table:style-name="ce4" office:value-type="string" calcext:value-type="string">
            <text:p>Media</text:p>
          </table:table-cell>
          <table:table-cell table:formula="of:=([.B45]+[.B46]+[.B47]+[.B48]+[.B49])/5" office:value-type="float" office:value="0.291283" calcext:value-type="float">
            <text:p>0,291283</text:p>
          </table:table-cell>
          <table:table-cell table:formula="of:=([.C45]+[.C46]+[.C47]+[.C48]+[.C49])/5" office:value-type="float" office:value="930" calcext:value-type="float">
            <text:p>930</text:p>
          </table:table-cell>
          <table:table-cell table:formula="of:=([.D45]+[.D46]+[.D47]+[.D48]+[.D49])/5" office:value-type="float" office:value="0.413576" calcext:value-type="float">
            <text:p>0,413576</text:p>
          </table:table-cell>
          <table:table-cell table:style-name="ce1" table:formula="of:=([.E45]+[.E46]+[.E47]+[.E48]+[.E49])/5" office:value-type="float" office:value="185568730.6" calcext:value-type="float">
            <text:p>185568730,6</text:p>
          </table:table-cell>
          <table:table-cell table:formula="of:=([.F45]+[.F46]+[.F47]+[.F48]+[.F49])/5" office:value-type="float" office:value="7.46586" calcext:value-type="float">
            <text:p>7,46586</text:p>
          </table:table-cell>
          <table:table-cell table:formula="of:=([.G45]+[.G46]+[.G47]+[.G48]+[.G49])/5" office:value-type="float" office:value="3640" calcext:value-type="float">
            <text:p>3640</text:p>
          </table:table-cell>
          <table:table-cell table:formula="of:=([.H45]+[.H46]+[.H47]+[.H48]+[.H49])/5" office:value-type="float" office:value="10.0488" calcext:value-type="float">
            <text:p>10,0488</text:p>
          </table:table-cell>
          <table:table-cell table:style-name="ce1" table:formula="of:=([.I45]+[.I46]+[.I47]+[.I48]+[.I49])/5" office:value-type="float" office:value="2372303465" calcext:value-type="float">
            <text:p>2372303465</text:p>
          </table:table-cell>
          <table:table-cell table:formula="of:=([.J45]+[.J46]+[.J47]+[.J48]+[.J49])/5" office:value-type="float" office:value="0.402549" calcext:value-type="float">
            <text:p>0,402549</text:p>
          </table:table-cell>
          <table:table-cell table:formula="of:=([.K45]+[.K46]+[.K47]+[.K48]+[.K49])/5" office:value-type="float" office:value="953" calcext:value-type="float">
            <text:p>953</text:p>
          </table:table-cell>
          <table:table-cell table:formula="of:=([.L45]+[.L46]+[.L47]+[.L48]+[.L49])/5" office:value-type="float" office:value="0.565414" calcext:value-type="float">
            <text:p>0,565414</text:p>
          </table:table-cell>
          <table:table-cell table:style-name="ce1" table:formula="of:=([.M45]+[.M46]+[.M47]+[.M48]+[.M49])/5" office:value-type="float" office:value="188851593.8" calcext:value-type="float">
            <text:p>188851593,8</text:p>
          </table:table-cell>
          <table:table-cell table:formula="of:=([.N45]+[.N46]+[.N47]+[.N48]+[.N49])/5" office:value-type="float" office:value="2.0093" calcext:value-type="float">
            <text:p>2,0093</text:p>
          </table:table-cell>
          <table:table-cell table:formula="of:=([.O45]+[.O46]+[.O47]+[.O48]+[.O49])/5" office:value-type="float" office:value="2311" calcext:value-type="float">
            <text:p>2311</text:p>
          </table:table-cell>
          <table:table-cell table:formula="of:=([.P45]+[.P46]+[.P47]+[.P48]+[.P49])/5" office:value-type="float" office:value="2.98348" calcext:value-type="float">
            <text:p>2,98348</text:p>
          </table:table-cell>
          <table:table-cell table:style-name="ce1" table:formula="of:=([.Q45]+[.Q46]+[.Q47]+[.Q48]+[.Q49])/5" office:value-type="float" office:value="438666627" calcext:value-type="float">
            <text:p>438666627</text:p>
          </table:table-cell>
        </table:table-row>
        <table:table-row table:style-name="ro1">
          <table:table-cell table:style-name="ce4" office:value-type="string" calcext:value-type="string">
            <text:p>20% s = 10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4" office:value-type="string" calcext:value-type="string">
            <text:p>Ej 1</text:p>
          </table:table-cell>
          <table:table-cell office:value-type="float" office:value="0.296987" calcext:value-type="float">
            <text:p>0,296987</text:p>
          </table:table-cell>
          <table:table-cell office:value-type="float" office:value="950" calcext:value-type="float">
            <text:p>950</text:p>
          </table:table-cell>
          <table:table-cell office:value-type="float" office:value="0.419109" calcext:value-type="float">
            <text:p>0,419109</text:p>
          </table:table-cell>
          <table:table-cell table:style-name="ce1" office:value-type="float" office:value="192900678" calcext:value-type="float">
            <text:p>192900678</text:p>
          </table:table-cell>
          <table:table-cell office:value-type="float" office:value="7.43092" calcext:value-type="float">
            <text:p>7,43092</text:p>
          </table:table-cell>
          <table:table-cell office:value-type="float" office:value="3593" calcext:value-type="float">
            <text:p>3593</text:p>
          </table:table-cell>
          <table:table-cell office:value-type="float" office:value="9.84402" calcext:value-type="float">
            <text:p>9,84402</text:p>
          </table:table-cell>
          <table:table-cell table:style-name="ce1" office:value-type="float" office:value="2271101579" calcext:value-type="float">
            <text:p>2271101579</text:p>
          </table:table-cell>
          <table:table-cell office:value-type="float" office:value="0.405656" calcext:value-type="float">
            <text:p>0,405656</text:p>
          </table:table-cell>
          <table:table-cell office:value-type="float" office:value="1021" calcext:value-type="float">
            <text:p>1021</text:p>
          </table:table-cell>
          <table:table-cell office:value-type="float" office:value="0.582331" calcext:value-type="float">
            <text:p>0,582331</text:p>
          </table:table-cell>
          <table:table-cell table:style-name="ce1" office:value-type="float" office:value="200982352" calcext:value-type="float">
            <text:p>200982352</text:p>
          </table:table-cell>
          <table:table-cell office:value-type="float" office:value="1.99722" calcext:value-type="float">
            <text:p>1,99722</text:p>
          </table:table-cell>
          <table:table-cell office:value-type="float" office:value="2299" calcext:value-type="float">
            <text:p>2299</text:p>
          </table:table-cell>
          <table:table-cell office:value-type="float" office:value="2.98652" calcext:value-type="float">
            <text:p>2,98652</text:p>
          </table:table-cell>
          <table:table-cell table:style-name="ce1" office:value-type="float" office:value="472023178" calcext:value-type="float">
            <text:p>472023178</text:p>
          </table:table-cell>
        </table:table-row>
        <table:table-row table:style-name="ro1">
          <table:table-cell table:style-name="ce4" office:value-type="string" calcext:value-type="string">
            <text:p>Ej 2</text:p>
          </table:table-cell>
          <table:table-cell office:value-type="float" office:value="0.296987" calcext:value-type="float">
            <text:p>0,296987</text:p>
          </table:table-cell>
          <table:table-cell office:value-type="float" office:value="950" calcext:value-type="float">
            <text:p>950</text:p>
          </table:table-cell>
          <table:table-cell office:value-type="float" office:value="0.419109" calcext:value-type="float">
            <text:p>0,419109</text:p>
          </table:table-cell>
          <table:table-cell table:style-name="ce1" office:value-type="float" office:value="205527120" calcext:value-type="float">
            <text:p>205527120</text:p>
          </table:table-cell>
          <table:table-cell office:value-type="float" office:value="7.43092" calcext:value-type="float">
            <text:p>7,43092</text:p>
          </table:table-cell>
          <table:table-cell office:value-type="float" office:value="3593" calcext:value-type="float">
            <text:p>3593</text:p>
          </table:table-cell>
          <table:table-cell office:value-type="float" office:value="9.84402" calcext:value-type="float">
            <text:p>9,84402</text:p>
          </table:table-cell>
          <table:table-cell table:style-name="ce1" office:value-type="float" office:value="2259017235" calcext:value-type="float">
            <text:p>2259017235</text:p>
          </table:table-cell>
          <table:table-cell office:value-type="float" office:value="0.405656" calcext:value-type="float">
            <text:p>0,405656</text:p>
          </table:table-cell>
          <table:table-cell office:value-type="float" office:value="1021" calcext:value-type="float">
            <text:p>1021</text:p>
          </table:table-cell>
          <table:table-cell office:value-type="float" office:value="0.582331" calcext:value-type="float">
            <text:p>0,582331</text:p>
          </table:table-cell>
          <table:table-cell table:style-name="ce1" office:value-type="float" office:value="202717020" calcext:value-type="float">
            <text:p>202717020</text:p>
          </table:table-cell>
          <table:table-cell office:value-type="float" office:value="1.99722" calcext:value-type="float">
            <text:p>1,99722</text:p>
          </table:table-cell>
          <table:table-cell office:value-type="float" office:value="2299" calcext:value-type="float">
            <text:p>2299</text:p>
          </table:table-cell>
          <table:table-cell office:value-type="float" office:value="2.98652" calcext:value-type="float">
            <text:p>2,98652</text:p>
          </table:table-cell>
          <table:table-cell table:style-name="ce1" office:value-type="float" office:value="473703657" calcext:value-type="float">
            <text:p>473703657</text:p>
          </table:table-cell>
        </table:table-row>
        <table:table-row table:style-name="ro1">
          <table:table-cell table:style-name="ce4" office:value-type="string" calcext:value-type="string">
            <text:p>Ej 3</text:p>
          </table:table-cell>
          <table:table-cell office:value-type="float" office:value="0.296987" calcext:value-type="float">
            <text:p>0,296987</text:p>
          </table:table-cell>
          <table:table-cell office:value-type="float" office:value="950" calcext:value-type="float">
            <text:p>950</text:p>
          </table:table-cell>
          <table:table-cell office:value-type="float" office:value="0.419109" calcext:value-type="float">
            <text:p>0,419109</text:p>
          </table:table-cell>
          <table:table-cell table:style-name="ce1" office:value-type="float" office:value="194465884" calcext:value-type="float">
            <text:p>194465884</text:p>
          </table:table-cell>
          <table:table-cell office:value-type="float" office:value="7.43092" calcext:value-type="float">
            <text:p>7,43092</text:p>
          </table:table-cell>
          <table:table-cell office:value-type="float" office:value="3593" calcext:value-type="float">
            <text:p>3593</text:p>
          </table:table-cell>
          <table:table-cell office:value-type="float" office:value="9.84402" calcext:value-type="float">
            <text:p>9,84402</text:p>
          </table:table-cell>
          <table:table-cell table:style-name="ce1" office:value-type="float" office:value="2261352822" calcext:value-type="float">
            <text:p>2261352822</text:p>
          </table:table-cell>
          <table:table-cell office:value-type="float" office:value="0.405656" calcext:value-type="float">
            <text:p>0,405656</text:p>
          </table:table-cell>
          <table:table-cell office:value-type="float" office:value="1021" calcext:value-type="float">
            <text:p>1021</text:p>
          </table:table-cell>
          <table:table-cell office:value-type="float" office:value="0.582331" calcext:value-type="float">
            <text:p>0,582331</text:p>
          </table:table-cell>
          <table:table-cell table:style-name="ce1" office:value-type="float" office:value="205918089" calcext:value-type="float">
            <text:p>205918089</text:p>
          </table:table-cell>
          <table:table-cell office:value-type="float" office:value="1.99722" calcext:value-type="float">
            <text:p>1,99722</text:p>
          </table:table-cell>
          <table:table-cell office:value-type="float" office:value="2299" calcext:value-type="float">
            <text:p>2299</text:p>
          </table:table-cell>
          <table:table-cell office:value-type="float" office:value="2.98652" calcext:value-type="float">
            <text:p>2,98652</text:p>
          </table:table-cell>
          <table:table-cell table:style-name="ce1" office:value-type="float" office:value="475996483" calcext:value-type="float">
            <text:p>475996483</text:p>
          </table:table-cell>
        </table:table-row>
        <table:table-row table:style-name="ro1">
          <table:table-cell table:style-name="ce4" office:value-type="string" calcext:value-type="string">
            <text:p>Ej 4</text:p>
          </table:table-cell>
          <table:table-cell office:value-type="float" office:value="0.296987" calcext:value-type="float">
            <text:p>0,296987</text:p>
          </table:table-cell>
          <table:table-cell office:value-type="float" office:value="950" calcext:value-type="float">
            <text:p>950</text:p>
          </table:table-cell>
          <table:table-cell office:value-type="float" office:value="0.419109" calcext:value-type="float">
            <text:p>0,419109</text:p>
          </table:table-cell>
          <table:table-cell table:style-name="ce1" office:value-type="float" office:value="192650146" calcext:value-type="float">
            <text:p>192650146</text:p>
          </table:table-cell>
          <table:table-cell office:value-type="float" office:value="7.43092" calcext:value-type="float">
            <text:p>7,43092</text:p>
          </table:table-cell>
          <table:table-cell office:value-type="float" office:value="3593" calcext:value-type="float">
            <text:p>3593</text:p>
          </table:table-cell>
          <table:table-cell office:value-type="float" office:value="9.84402" calcext:value-type="float">
            <text:p>9,84402</text:p>
          </table:table-cell>
          <table:table-cell table:style-name="ce1" office:value-type="float" office:value="2259952710" calcext:value-type="float">
            <text:p>2259952710</text:p>
          </table:table-cell>
          <table:table-cell office:value-type="float" office:value="0.405656" calcext:value-type="float">
            <text:p>0,405656</text:p>
          </table:table-cell>
          <table:table-cell office:value-type="float" office:value="1021" calcext:value-type="float">
            <text:p>1021</text:p>
          </table:table-cell>
          <table:table-cell office:value-type="float" office:value="0.582331" calcext:value-type="float">
            <text:p>0,582331</text:p>
          </table:table-cell>
          <table:table-cell table:style-name="ce1" office:value-type="float" office:value="202399646" calcext:value-type="float">
            <text:p>202399646</text:p>
          </table:table-cell>
          <table:table-cell office:value-type="float" office:value="1.99722" calcext:value-type="float">
            <text:p>1,99722</text:p>
          </table:table-cell>
          <table:table-cell office:value-type="float" office:value="2299" calcext:value-type="float">
            <text:p>2299</text:p>
          </table:table-cell>
          <table:table-cell office:value-type="float" office:value="2.98652" calcext:value-type="float">
            <text:p>2,98652</text:p>
          </table:table-cell>
          <table:table-cell table:style-name="ce1" office:value-type="float" office:value="473499375" calcext:value-type="float">
            <text:p>473499375</text:p>
          </table:table-cell>
        </table:table-row>
        <table:table-row table:style-name="ro1">
          <table:table-cell table:style-name="ce4" office:value-type="string" calcext:value-type="string">
            <text:p>Ej 5</text:p>
          </table:table-cell>
          <table:table-cell office:value-type="float" office:value="0.296987" calcext:value-type="float">
            <text:p>0,296987</text:p>
          </table:table-cell>
          <table:table-cell office:value-type="float" office:value="950" calcext:value-type="float">
            <text:p>950</text:p>
          </table:table-cell>
          <table:table-cell office:value-type="float" office:value="0.419109" calcext:value-type="float">
            <text:p>0,419109</text:p>
          </table:table-cell>
          <table:table-cell table:style-name="ce1" office:value-type="float" office:value="194990768" calcext:value-type="float">
            <text:p>194990768</text:p>
          </table:table-cell>
          <table:table-cell office:value-type="float" office:value="7.43092" calcext:value-type="float">
            <text:p>7,43092</text:p>
          </table:table-cell>
          <table:table-cell office:value-type="float" office:value="3593" calcext:value-type="float">
            <text:p>3593</text:p>
          </table:table-cell>
          <table:table-cell office:value-type="float" office:value="9.84402" calcext:value-type="float">
            <text:p>9,84402</text:p>
          </table:table-cell>
          <table:table-cell table:style-name="ce1" office:value-type="float" office:value="2271586156" calcext:value-type="float">
            <text:p>2271586156</text:p>
          </table:table-cell>
          <table:table-cell office:value-type="float" office:value="0.405656" calcext:value-type="float">
            <text:p>0,405656</text:p>
          </table:table-cell>
          <table:table-cell office:value-type="float" office:value="1021" calcext:value-type="float">
            <text:p>1021</text:p>
          </table:table-cell>
          <table:table-cell office:value-type="float" office:value="0.582331" calcext:value-type="float">
            <text:p>0,582331</text:p>
          </table:table-cell>
          <table:table-cell table:style-name="ce1" office:value-type="float" office:value="206724766" calcext:value-type="float">
            <text:p>206724766</text:p>
          </table:table-cell>
          <table:table-cell office:value-type="float" office:value="1.99722" calcext:value-type="float">
            <text:p>1,99722</text:p>
          </table:table-cell>
          <table:table-cell office:value-type="float" office:value="2299" calcext:value-type="float">
            <text:p>2299</text:p>
          </table:table-cell>
          <table:table-cell office:value-type="float" office:value="2.98652" calcext:value-type="float">
            <text:p>2,98652</text:p>
          </table:table-cell>
          <table:table-cell table:style-name="ce1" office:value-type="float" office:value="473332273" calcext:value-type="float">
            <text:p>473332273</text:p>
          </table:table-cell>
        </table:table-row>
        <table:table-row table:style-name="ro1">
          <table:table-cell table:style-name="ce4" office:value-type="string" calcext:value-type="string">
            <text:p>Media</text:p>
          </table:table-cell>
          <table:table-cell table:formula="of:=([.B52]+[.B53]+[.B54]+[.B55]+[.B56])/5" office:value-type="float" office:value="0.296987" calcext:value-type="float">
            <text:p>0,296987</text:p>
          </table:table-cell>
          <table:table-cell table:formula="of:=([.C52]+[.C53]+[.C54]+[.C55]+[.C56])/5" office:value-type="float" office:value="950" calcext:value-type="float">
            <text:p>950</text:p>
          </table:table-cell>
          <table:table-cell table:formula="of:=([.D52]+[.D53]+[.D54]+[.D55]+[.D56])/5" office:value-type="float" office:value="0.419109" calcext:value-type="float">
            <text:p>0,419109</text:p>
          </table:table-cell>
          <table:table-cell table:style-name="ce1" table:formula="of:=([.E52]+[.E53]+[.E54]+[.E55]+[.E56])/5" office:value-type="float" office:value="196106919.2" calcext:value-type="float">
            <text:p>196106919,2</text:p>
          </table:table-cell>
          <table:table-cell table:formula="of:=([.F52]+[.F53]+[.F54]+[.F55]+[.F56])/5" office:value-type="float" office:value="7.43092" calcext:value-type="float">
            <text:p>7,43092</text:p>
          </table:table-cell>
          <table:table-cell table:formula="of:=([.G52]+[.G53]+[.G54]+[.G55]+[.G56])/5" office:value-type="float" office:value="3593" calcext:value-type="float">
            <text:p>3593</text:p>
          </table:table-cell>
          <table:table-cell table:formula="of:=([.H52]+[.H53]+[.H54]+[.H55]+[.H56])/5" office:value-type="float" office:value="9.84402" calcext:value-type="float">
            <text:p>9,84402</text:p>
          </table:table-cell>
          <table:table-cell table:style-name="ce1" table:formula="of:=([.I52]+[.I53]+[.I54]+[.I55]+[.I56])/5" office:value-type="float" office:value="2264602100.4" calcext:value-type="float">
            <text:p>2264602100,4</text:p>
          </table:table-cell>
          <table:table-cell table:formula="of:=([.J52]+[.J53]+[.J54]+[.J55]+[.J56])/5" office:value-type="float" office:value="0.405656" calcext:value-type="float">
            <text:p>0,405656</text:p>
          </table:table-cell>
          <table:table-cell table:formula="of:=([.K52]+[.K53]+[.K54]+[.K55]+[.K56])/5" office:value-type="float" office:value="1021" calcext:value-type="float">
            <text:p>1021</text:p>
          </table:table-cell>
          <table:table-cell table:formula="of:=([.L52]+[.L53]+[.L54]+[.L55]+[.L56])/5" office:value-type="float" office:value="0.582331" calcext:value-type="float">
            <text:p>0,582331</text:p>
          </table:table-cell>
          <table:table-cell table:style-name="ce1" table:formula="of:=([.M52]+[.M53]+[.M54]+[.M55]+[.M56])/5" office:value-type="float" office:value="203748374.6" calcext:value-type="float">
            <text:p>203748374,6</text:p>
          </table:table-cell>
          <table:table-cell table:formula="of:=([.N52]+[.N53]+[.N54]+[.N55]+[.N56])/5" office:value-type="float" office:value="1.99722" calcext:value-type="float">
            <text:p>1,99722</text:p>
          </table:table-cell>
          <table:table-cell table:formula="of:=([.O52]+[.O53]+[.O54]+[.O55]+[.O56])/5" office:value-type="float" office:value="2299" calcext:value-type="float">
            <text:p>2299</text:p>
          </table:table-cell>
          <table:table-cell table:formula="of:=([.P52]+[.P53]+[.P54]+[.P55]+[.P56])/5" office:value-type="float" office:value="2.98652" calcext:value-type="float">
            <text:p>2,98652</text:p>
          </table:table-cell>
          <table:table-cell table:style-name="ce1" table:formula="of:=([.Q52]+[.Q53]+[.Q54]+[.Q55]+[.Q56])/5" office:value-type="float" office:value="473710993.2" calcext:value-type="float">
            <text:p>473710993,2</text:p>
          </table:table-cell>
        </table:table-row>
        <table:table-row table:style-name="ro1">
          <table:table-cell table:style-name="ce4" office:value-type="string" calcext:value-type="string">
            <text:p>20% s = 20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4" office:value-type="string" calcext:value-type="string">
            <text:p>Ej 1</text:p>
          </table:table-cell>
          <table:table-cell office:value-type="float" office:value="0.299044" calcext:value-type="float">
            <text:p>0,299044</text:p>
          </table:table-cell>
          <table:table-cell office:value-type="float" office:value="940" calcext:value-type="float">
            <text:p>940</text:p>
          </table:table-cell>
          <table:table-cell office:value-type="float" office:value="0.418657" calcext:value-type="float">
            <text:p>0,418657</text:p>
          </table:table-cell>
          <table:table-cell table:style-name="ce1" office:value-type="float" office:value="195101125" calcext:value-type="float">
            <text:p>195101125</text:p>
          </table:table-cell>
          <table:table-cell office:value-type="float" office:value="7.43945" calcext:value-type="float">
            <text:p>7,43945</text:p>
          </table:table-cell>
          <table:table-cell office:value-type="float" office:value="3594" calcext:value-type="float">
            <text:p>3594</text:p>
          </table:table-cell>
          <table:table-cell office:value-type="float" office:value="9.83928" calcext:value-type="float">
            <text:p>9,83928</text:p>
          </table:table-cell>
          <table:table-cell table:style-name="ce1" office:value-type="float" office:value="2812122553" calcext:value-type="float">
            <text:p>2812122553</text:p>
          </table:table-cell>
          <table:table-cell office:value-type="float" office:value="0.404973" calcext:value-type="float">
            <text:p>0,404973</text:p>
          </table:table-cell>
          <table:table-cell office:value-type="float" office:value="958" calcext:value-type="float">
            <text:p>958</text:p>
          </table:table-cell>
          <table:table-cell office:value-type="float" office:value="0.573031" calcext:value-type="float">
            <text:p>0,573031</text:p>
          </table:table-cell>
          <table:table-cell table:style-name="ce1" office:value-type="float" office:value="193953713" calcext:value-type="float">
            <text:p>193953713</text:p>
          </table:table-cell>
          <table:table-cell office:value-type="float" office:value="1.99568" calcext:value-type="float">
            <text:p>1,99568</text:p>
          </table:table-cell>
          <table:table-cell office:value-type="float" office:value="2327" calcext:value-type="float">
            <text:p>2327</text:p>
          </table:table-cell>
          <table:table-cell office:value-type="float" office:value="2.97383" calcext:value-type="float">
            <text:p>2,97383</text:p>
          </table:table-cell>
          <table:table-cell table:style-name="ce1" office:value-type="float" office:value="446957895" calcext:value-type="float">
            <text:p>446957895</text:p>
          </table:table-cell>
        </table:table-row>
        <table:table-row table:style-name="ro1">
          <table:table-cell table:style-name="ce4" office:value-type="string" calcext:value-type="string">
            <text:p>Ej 2</text:p>
          </table:table-cell>
          <table:table-cell office:value-type="float" office:value="0.299044" calcext:value-type="float">
            <text:p>0,299044</text:p>
          </table:table-cell>
          <table:table-cell office:value-type="float" office:value="940" calcext:value-type="float">
            <text:p>940</text:p>
          </table:table-cell>
          <table:table-cell office:value-type="float" office:value="0.418657" calcext:value-type="float">
            <text:p>0,418657</text:p>
          </table:table-cell>
          <table:table-cell table:style-name="ce1" office:value-type="float" office:value="195858532" calcext:value-type="float">
            <text:p>195858532</text:p>
          </table:table-cell>
          <table:table-cell office:value-type="float" office:value="7.43945" calcext:value-type="float">
            <text:p>7,43945</text:p>
          </table:table-cell>
          <table:table-cell office:value-type="float" office:value="3594" calcext:value-type="float">
            <text:p>3594</text:p>
          </table:table-cell>
          <table:table-cell office:value-type="float" office:value="9.83928" calcext:value-type="float">
            <text:p>9,83928</text:p>
          </table:table-cell>
          <table:table-cell table:style-name="ce1" office:value-type="float" office:value="2783913718" calcext:value-type="float">
            <text:p>2783913718</text:p>
          </table:table-cell>
          <table:table-cell office:value-type="float" office:value="0.404973" calcext:value-type="float">
            <text:p>0,404973</text:p>
          </table:table-cell>
          <table:table-cell office:value-type="float" office:value="958" calcext:value-type="float">
            <text:p>958</text:p>
          </table:table-cell>
          <table:table-cell office:value-type="float" office:value="0.573031" calcext:value-type="float">
            <text:p>0,573031</text:p>
          </table:table-cell>
          <table:table-cell table:style-name="ce1" office:value-type="float" office:value="190289152" calcext:value-type="float">
            <text:p>190289152</text:p>
          </table:table-cell>
          <table:table-cell office:value-type="float" office:value="1.99568" calcext:value-type="float">
            <text:p>1,99568</text:p>
          </table:table-cell>
          <table:table-cell office:value-type="float" office:value="2327" calcext:value-type="float">
            <text:p>2327</text:p>
          </table:table-cell>
          <table:table-cell office:value-type="float" office:value="2.97383" calcext:value-type="float">
            <text:p>2,97383</text:p>
          </table:table-cell>
          <table:table-cell table:style-name="ce1" office:value-type="float" office:value="443594247" calcext:value-type="float">
            <text:p>443594247</text:p>
          </table:table-cell>
        </table:table-row>
        <table:table-row table:style-name="ro1">
          <table:table-cell table:style-name="ce4" office:value-type="string" calcext:value-type="string">
            <text:p>Ej 3</text:p>
          </table:table-cell>
          <table:table-cell office:value-type="float" office:value="0.299044" calcext:value-type="float">
            <text:p>0,299044</text:p>
          </table:table-cell>
          <table:table-cell office:value-type="float" office:value="940" calcext:value-type="float">
            <text:p>940</text:p>
          </table:table-cell>
          <table:table-cell office:value-type="float" office:value="0.418657" calcext:value-type="float">
            <text:p>0,418657</text:p>
          </table:table-cell>
          <table:table-cell table:style-name="ce1" office:value-type="float" office:value="192491028" calcext:value-type="float">
            <text:p>192491028</text:p>
          </table:table-cell>
          <table:table-cell office:value-type="float" office:value="7.43945" calcext:value-type="float">
            <text:p>7,43945</text:p>
          </table:table-cell>
          <table:table-cell office:value-type="float" office:value="3594" calcext:value-type="float">
            <text:p>3594</text:p>
          </table:table-cell>
          <table:table-cell office:value-type="float" office:value="9.83928" calcext:value-type="float">
            <text:p>9,83928</text:p>
          </table:table-cell>
          <table:table-cell table:style-name="ce1" office:value-type="float" office:value="2784643218" calcext:value-type="float">
            <text:p>2784643218</text:p>
          </table:table-cell>
          <table:table-cell office:value-type="float" office:value="0.404973" calcext:value-type="float">
            <text:p>0,404973</text:p>
          </table:table-cell>
          <table:table-cell office:value-type="float" office:value="958" calcext:value-type="float">
            <text:p>958</text:p>
          </table:table-cell>
          <table:table-cell office:value-type="float" office:value="0.573031" calcext:value-type="float">
            <text:p>0,573031</text:p>
          </table:table-cell>
          <table:table-cell table:style-name="ce1" office:value-type="float" office:value="190533426" calcext:value-type="float">
            <text:p>190533426</text:p>
          </table:table-cell>
          <table:table-cell office:value-type="float" office:value="1.99568" calcext:value-type="float">
            <text:p>1,99568</text:p>
          </table:table-cell>
          <table:table-cell office:value-type="float" office:value="2327" calcext:value-type="float">
            <text:p>2327</text:p>
          </table:table-cell>
          <table:table-cell office:value-type="float" office:value="2.97383" calcext:value-type="float">
            <text:p>2,97383</text:p>
          </table:table-cell>
          <table:table-cell table:style-name="ce1" office:value-type="float" office:value="443137313" calcext:value-type="float">
            <text:p>443137313</text:p>
          </table:table-cell>
        </table:table-row>
        <table:table-row table:style-name="ro1">
          <table:table-cell table:style-name="ce4" office:value-type="string" calcext:value-type="string">
            <text:p>Ej 4</text:p>
          </table:table-cell>
          <table:table-cell office:value-type="float" office:value="0.299044" calcext:value-type="float">
            <text:p>0,299044</text:p>
          </table:table-cell>
          <table:table-cell office:value-type="float" office:value="940" calcext:value-type="float">
            <text:p>940</text:p>
          </table:table-cell>
          <table:table-cell office:value-type="float" office:value="0.418657" calcext:value-type="float">
            <text:p>0,418657</text:p>
          </table:table-cell>
          <table:table-cell table:style-name="ce1" office:value-type="float" office:value="193419493" calcext:value-type="float">
            <text:p>193419493</text:p>
          </table:table-cell>
          <table:table-cell office:value-type="float" office:value="7.43945" calcext:value-type="float">
            <text:p>7,43945</text:p>
          </table:table-cell>
          <table:table-cell office:value-type="float" office:value="3594" calcext:value-type="float">
            <text:p>3594</text:p>
          </table:table-cell>
          <table:table-cell office:value-type="float" office:value="9.83928" calcext:value-type="float">
            <text:p>9,83928</text:p>
          </table:table-cell>
          <table:table-cell table:style-name="ce1" office:value-type="float" office:value="2810650401" calcext:value-type="float">
            <text:p>2810650401</text:p>
          </table:table-cell>
          <table:table-cell office:value-type="float" office:value="0.404973" calcext:value-type="float">
            <text:p>0,404973</text:p>
          </table:table-cell>
          <table:table-cell office:value-type="float" office:value="958" calcext:value-type="float">
            <text:p>958</text:p>
          </table:table-cell>
          <table:table-cell office:value-type="float" office:value="0.573031" calcext:value-type="float">
            <text:p>0,573031</text:p>
          </table:table-cell>
          <table:table-cell table:style-name="ce1" office:value-type="float" office:value="190099387" calcext:value-type="float">
            <text:p>190099387</text:p>
          </table:table-cell>
          <table:table-cell office:value-type="float" office:value="1.99568" calcext:value-type="float">
            <text:p>1,99568</text:p>
          </table:table-cell>
          <table:table-cell office:value-type="float" office:value="2327" calcext:value-type="float">
            <text:p>2327</text:p>
          </table:table-cell>
          <table:table-cell office:value-type="float" office:value="2.97383" calcext:value-type="float">
            <text:p>2,97383</text:p>
          </table:table-cell>
          <table:table-cell table:style-name="ce1" office:value-type="float" office:value="442251865" calcext:value-type="float">
            <text:p>442251865</text:p>
          </table:table-cell>
        </table:table-row>
        <table:table-row table:style-name="ro1">
          <table:table-cell table:style-name="ce4" office:value-type="string" calcext:value-type="string">
            <text:p>Ej 5</text:p>
          </table:table-cell>
          <table:table-cell office:value-type="float" office:value="0.299044" calcext:value-type="float">
            <text:p>0,299044</text:p>
          </table:table-cell>
          <table:table-cell office:value-type="float" office:value="940" calcext:value-type="float">
            <text:p>940</text:p>
          </table:table-cell>
          <table:table-cell office:value-type="float" office:value="0.418657" calcext:value-type="float">
            <text:p>0,418657</text:p>
          </table:table-cell>
          <table:table-cell table:style-name="ce1" office:value-type="float" office:value="194140961" calcext:value-type="float">
            <text:p>194140961</text:p>
          </table:table-cell>
          <table:table-cell office:value-type="float" office:value="7.43945" calcext:value-type="float">
            <text:p>7,43945</text:p>
          </table:table-cell>
          <table:table-cell office:value-type="float" office:value="3594" calcext:value-type="float">
            <text:p>3594</text:p>
          </table:table-cell>
          <table:table-cell office:value-type="float" office:value="9.83928" calcext:value-type="float">
            <text:p>9,83928</text:p>
          </table:table-cell>
          <table:table-cell table:style-name="ce1" office:value-type="float" office:value="2797567493" calcext:value-type="float">
            <text:p>2797567493</text:p>
          </table:table-cell>
          <table:table-cell office:value-type="float" office:value="0.404973" calcext:value-type="float">
            <text:p>0,404973</text:p>
          </table:table-cell>
          <table:table-cell office:value-type="float" office:value="958" calcext:value-type="float">
            <text:p>958</text:p>
          </table:table-cell>
          <table:table-cell office:value-type="float" office:value="0.573031" calcext:value-type="float">
            <text:p>0,573031</text:p>
          </table:table-cell>
          <table:table-cell table:style-name="ce1" office:value-type="float" office:value="189861228" calcext:value-type="float">
            <text:p>189861228</text:p>
          </table:table-cell>
          <table:table-cell office:value-type="float" office:value="1.99568" calcext:value-type="float">
            <text:p>1,99568</text:p>
          </table:table-cell>
          <table:table-cell office:value-type="float" office:value="2327" calcext:value-type="float">
            <text:p>2327</text:p>
          </table:table-cell>
          <table:table-cell office:value-type="float" office:value="2.97383" calcext:value-type="float">
            <text:p>2,97383</text:p>
          </table:table-cell>
          <table:table-cell table:style-name="ce1" office:value-type="float" office:value="444383066" calcext:value-type="float">
            <text:p>444383066</text:p>
          </table:table-cell>
        </table:table-row>
        <table:table-row table:style-name="ro1">
          <table:table-cell table:style-name="ce4" office:value-type="string" calcext:value-type="string">
            <text:p>Media</text:p>
          </table:table-cell>
          <table:table-cell table:formula="of:=([.B59]+[.B60]+[.B61]+[.B62]+[.B63])/5" office:value-type="float" office:value="0.299044" calcext:value-type="float">
            <text:p>0,299044</text:p>
          </table:table-cell>
          <table:table-cell table:formula="of:=([.C59]+[.C60]+[.C61]+[.C62]+[.C63])/5" office:value-type="float" office:value="940" calcext:value-type="float">
            <text:p>940</text:p>
          </table:table-cell>
          <table:table-cell table:formula="of:=([.D59]+[.D60]+[.D61]+[.D62]+[.D63])/5" office:value-type="float" office:value="0.418657" calcext:value-type="float">
            <text:p>0,418657</text:p>
          </table:table-cell>
          <table:table-cell table:style-name="ce1" table:formula="of:=([.E59]+[.E60]+[.E61]+[.E62]+[.E63])/5" office:value-type="float" office:value="194202227.8" calcext:value-type="float">
            <text:p>194202227,8</text:p>
          </table:table-cell>
          <table:table-cell table:formula="of:=([.F59]+[.F60]+[.F61]+[.F62]+[.F63])/5" office:value-type="float" office:value="7.43945" calcext:value-type="float">
            <text:p>7,43945</text:p>
          </table:table-cell>
          <table:table-cell table:formula="of:=([.G59]+[.G60]+[.G61]+[.G62]+[.G63])/5" office:value-type="float" office:value="3594" calcext:value-type="float">
            <text:p>3594</text:p>
          </table:table-cell>
          <table:table-cell table:formula="of:=([.H59]+[.H60]+[.H61]+[.H62]+[.H63])/5" office:value-type="float" office:value="9.83928" calcext:value-type="float">
            <text:p>9,83928</text:p>
          </table:table-cell>
          <table:table-cell table:style-name="ce1" table:formula="of:=([.I59]+[.I60]+[.I61]+[.I62]+[.I63])/5" office:value-type="float" office:value="2797779476.6" calcext:value-type="float">
            <text:p>2797779476,6</text:p>
          </table:table-cell>
          <table:table-cell table:formula="of:=([.J59]+[.J60]+[.J61]+[.J62]+[.J63])/5" office:value-type="float" office:value="0.404973" calcext:value-type="float">
            <text:p>0,404973</text:p>
          </table:table-cell>
          <table:table-cell table:formula="of:=([.K59]+[.K60]+[.K61]+[.K62]+[.K63])/5" office:value-type="float" office:value="958" calcext:value-type="float">
            <text:p>958</text:p>
          </table:table-cell>
          <table:table-cell table:formula="of:=([.L59]+[.L60]+[.L61]+[.L62]+[.L63])/5" office:value-type="float" office:value="0.573031" calcext:value-type="float">
            <text:p>0,573031</text:p>
          </table:table-cell>
          <table:table-cell table:style-name="ce1" table:formula="of:=([.M59]+[.M60]+[.M61]+[.M62]+[.M63])/5" office:value-type="float" office:value="190947381.2" calcext:value-type="float">
            <text:p>190947381,2</text:p>
          </table:table-cell>
          <table:table-cell table:formula="of:=([.N59]+[.N60]+[.N61]+[.N62]+[.N63])/5" office:value-type="float" office:value="1.99568" calcext:value-type="float">
            <text:p>1,99568</text:p>
          </table:table-cell>
          <table:table-cell table:formula="of:=([.O59]+[.O60]+[.O61]+[.O62]+[.O63])/5" office:value-type="float" office:value="2327" calcext:value-type="float">
            <text:p>2327</text:p>
          </table:table-cell>
          <table:table-cell table:formula="of:=([.P59]+[.P60]+[.P61]+[.P62]+[.P63])/5" office:value-type="float" office:value="2.97383" calcext:value-type="float">
            <text:p>2,97383</text:p>
          </table:table-cell>
          <table:table-cell table:style-name="ce1" table:formula="of:=([.Q59]+[.Q60]+[.Q61]+[.Q62]+[.Q63])/5" office:value-type="float" office:value="444064877.2" calcext:value-type="float">
            <text:p>444064877,2</text:p>
          </table:table-cell>
        </table:table-row>
        <table:table-row table:style-name="ro1">
          <table:table-cell table:style-name="ce4" office:value-type="string" calcext:value-type="string">
            <text:p>20% s = 25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4" office:value-type="string" calcext:value-type="string">
            <text:p>Ej 1</text:p>
          </table:table-cell>
          <table:table-cell table:style-name="ce10" office:value-type="float" office:value="0.299414" calcext:value-type="float">
            <text:p>0,299414</text:p>
          </table:table-cell>
          <table:table-cell table:style-name="ce10" office:value-type="float" office:value="959" calcext:value-type="float">
            <text:p>959</text:p>
          </table:table-cell>
          <table:table-cell table:style-name="ce10" office:value-type="float" office:value="0.42105" calcext:value-type="float">
            <text:p>0,42105</text:p>
          </table:table-cell>
          <table:table-cell table:style-name="ce13" office:value-type="float" office:value="198499770" calcext:value-type="float">
            <text:p>198499770</text:p>
          </table:table-cell>
          <table:table-cell office:value-type="float" office:value="7.52692" calcext:value-type="float">
            <text:p>7,52692</text:p>
          </table:table-cell>
          <table:table-cell office:value-type="float" office:value="3607" calcext:value-type="float">
            <text:p>3607</text:p>
          </table:table-cell>
          <table:table-cell office:value-type="float" office:value="9.98423" calcext:value-type="float">
            <text:p>9,98423</text:p>
          </table:table-cell>
          <table:table-cell table:style-name="ce1" office:value-type="float" office:value="3133076100" calcext:value-type="float">
            <text:p>3133076100</text:p>
          </table:table-cell>
          <table:table-cell office:value-type="float" office:value="0.402657" calcext:value-type="float">
            <text:p>0,402657</text:p>
          </table:table-cell>
          <table:table-cell office:value-type="float" office:value="1001" calcext:value-type="float">
            <text:p>1001</text:p>
          </table:table-cell>
          <table:table-cell office:value-type="float" office:value="0.572463" calcext:value-type="float">
            <text:p>0,572463</text:p>
          </table:table-cell>
          <table:table-cell table:style-name="ce1" office:value-type="float" office:value="210398840" calcext:value-type="float">
            <text:p>210398840</text:p>
          </table:table-cell>
          <table:table-cell office:value-type="float" office:value="2.03059" calcext:value-type="float">
            <text:p>2,03059</text:p>
          </table:table-cell>
          <table:table-cell office:value-type="float" office:value="2350" calcext:value-type="float">
            <text:p>2350</text:p>
          </table:table-cell>
          <table:table-cell office:value-type="float" office:value="3.09405" calcext:value-type="float">
            <text:p>3,09405</text:p>
          </table:table-cell>
          <table:table-cell table:style-name="ce1" office:value-type="float" office:value="435707983" calcext:value-type="float">
            <text:p>435707983</text:p>
          </table:table-cell>
        </table:table-row>
        <table:table-row table:style-name="ro1">
          <table:table-cell table:style-name="ce4" office:value-type="string" calcext:value-type="string">
            <text:p>Ej 2</text:p>
          </table:table-cell>
          <table:table-cell table:style-name="ce10" office:value-type="float" office:value="0.299414" calcext:value-type="float">
            <text:p>0,299414</text:p>
          </table:table-cell>
          <table:table-cell table:style-name="ce10" office:value-type="float" office:value="959" calcext:value-type="float">
            <text:p>959</text:p>
          </table:table-cell>
          <table:table-cell table:style-name="ce10" office:value-type="float" office:value="0.42105" calcext:value-type="float">
            <text:p>0,42105</text:p>
          </table:table-cell>
          <table:table-cell table:style-name="ce13" office:value-type="float" office:value="198539496" calcext:value-type="float">
            <text:p>198539496</text:p>
          </table:table-cell>
          <table:table-cell office:value-type="float" office:value="7.52692" calcext:value-type="float">
            <text:p>7,52692</text:p>
          </table:table-cell>
          <table:table-cell office:value-type="float" office:value="3607" calcext:value-type="float">
            <text:p>3607</text:p>
          </table:table-cell>
          <table:table-cell office:value-type="float" office:value="9.98423" calcext:value-type="float">
            <text:p>9,98423</text:p>
          </table:table-cell>
          <table:table-cell table:style-name="ce1" office:value-type="float" office:value="3135195889" calcext:value-type="float">
            <text:p>3135195889</text:p>
          </table:table-cell>
          <table:table-cell office:value-type="float" office:value="0.402657" calcext:value-type="float">
            <text:p>0,402657</text:p>
          </table:table-cell>
          <table:table-cell office:value-type="float" office:value="1001" calcext:value-type="float">
            <text:p>1001</text:p>
          </table:table-cell>
          <table:table-cell office:value-type="float" office:value="0.572463" calcext:value-type="float">
            <text:p>0,572463</text:p>
          </table:table-cell>
          <table:table-cell table:style-name="ce1" office:value-type="float" office:value="211952224" calcext:value-type="float">
            <text:p>211952224</text:p>
          </table:table-cell>
          <table:table-cell office:value-type="float" office:value="2.03059" calcext:value-type="float">
            <text:p>2,03059</text:p>
          </table:table-cell>
          <table:table-cell office:value-type="float" office:value="2350" calcext:value-type="float">
            <text:p>2350</text:p>
          </table:table-cell>
          <table:table-cell office:value-type="float" office:value="3.09405" calcext:value-type="float">
            <text:p>3,09405</text:p>
          </table:table-cell>
          <table:table-cell table:style-name="ce1" office:value-type="float" office:value="433098653" calcext:value-type="float">
            <text:p>433098653</text:p>
          </table:table-cell>
        </table:table-row>
        <table:table-row table:style-name="ro1">
          <table:table-cell table:style-name="ce4" office:value-type="string" calcext:value-type="string">
            <text:p>Ej 3</text:p>
          </table:table-cell>
          <table:table-cell table:style-name="ce10" office:value-type="float" office:value="0.299414" calcext:value-type="float">
            <text:p>0,299414</text:p>
          </table:table-cell>
          <table:table-cell table:style-name="ce10" office:value-type="float" office:value="959" calcext:value-type="float">
            <text:p>959</text:p>
          </table:table-cell>
          <table:table-cell table:style-name="ce10" office:value-type="float" office:value="0.42105" calcext:value-type="float">
            <text:p>0,42105</text:p>
          </table:table-cell>
          <table:table-cell table:style-name="ce13" office:value-type="float" office:value="199056713" calcext:value-type="float">
            <text:p>199056713</text:p>
          </table:table-cell>
          <table:table-cell office:value-type="float" office:value="7.52692" calcext:value-type="float">
            <text:p>7,52692</text:p>
          </table:table-cell>
          <table:table-cell office:value-type="float" office:value="3607" calcext:value-type="float">
            <text:p>3607</text:p>
          </table:table-cell>
          <table:table-cell office:value-type="float" office:value="9.98423" calcext:value-type="float">
            <text:p>9,98423</text:p>
          </table:table-cell>
          <table:table-cell table:style-name="ce1" office:value-type="float" office:value="3122396326" calcext:value-type="float">
            <text:p>3122396326</text:p>
          </table:table-cell>
          <table:table-cell office:value-type="float" office:value="0.402657" calcext:value-type="float">
            <text:p>0,402657</text:p>
          </table:table-cell>
          <table:table-cell office:value-type="float" office:value="1001" calcext:value-type="float">
            <text:p>1001</text:p>
          </table:table-cell>
          <table:table-cell office:value-type="float" office:value="0.572463" calcext:value-type="float">
            <text:p>0,572463</text:p>
          </table:table-cell>
          <table:table-cell table:style-name="ce1" office:value-type="float" office:value="213614622" calcext:value-type="float">
            <text:p>213614622</text:p>
          </table:table-cell>
          <table:table-cell office:value-type="float" office:value="2.03059" calcext:value-type="float">
            <text:p>2,03059</text:p>
          </table:table-cell>
          <table:table-cell office:value-type="float" office:value="2350" calcext:value-type="float">
            <text:p>2350</text:p>
          </table:table-cell>
          <table:table-cell office:value-type="float" office:value="3.09405" calcext:value-type="float">
            <text:p>3,09405</text:p>
          </table:table-cell>
          <table:table-cell table:style-name="ce1" office:value-type="float" office:value="434255756" calcext:value-type="float">
            <text:p>434255756</text:p>
          </table:table-cell>
        </table:table-row>
        <table:table-row table:style-name="ro1">
          <table:table-cell table:style-name="ce4" office:value-type="string" calcext:value-type="string">
            <text:p>Ej 4</text:p>
          </table:table-cell>
          <table:table-cell table:style-name="ce10" office:value-type="float" office:value="0.299414" calcext:value-type="float">
            <text:p>0,299414</text:p>
          </table:table-cell>
          <table:table-cell table:style-name="ce10" office:value-type="float" office:value="959" calcext:value-type="float">
            <text:p>959</text:p>
          </table:table-cell>
          <table:table-cell table:style-name="ce10" office:value-type="float" office:value="0.42105" calcext:value-type="float">
            <text:p>0,42105</text:p>
          </table:table-cell>
          <table:table-cell table:style-name="ce13" office:value-type="float" office:value="201617954" calcext:value-type="float">
            <text:p>201617954</text:p>
          </table:table-cell>
          <table:table-cell office:value-type="float" office:value="7.52692" calcext:value-type="float">
            <text:p>7,52692</text:p>
          </table:table-cell>
          <table:table-cell office:value-type="float" office:value="3607" calcext:value-type="float">
            <text:p>3607</text:p>
          </table:table-cell>
          <table:table-cell office:value-type="float" office:value="9.98423" calcext:value-type="float">
            <text:p>9,98423</text:p>
          </table:table-cell>
          <table:table-cell table:style-name="ce1" office:value-type="float" office:value="3152881832" calcext:value-type="float">
            <text:p>3152881832</text:p>
          </table:table-cell>
          <table:table-cell office:value-type="float" office:value="0.402657" calcext:value-type="float">
            <text:p>0,402657</text:p>
          </table:table-cell>
          <table:table-cell office:value-type="float" office:value="1001" calcext:value-type="float">
            <text:p>1001</text:p>
          </table:table-cell>
          <table:table-cell office:value-type="float" office:value="0.572463" calcext:value-type="float">
            <text:p>0,572463</text:p>
          </table:table-cell>
          <table:table-cell table:style-name="ce1" office:value-type="float" office:value="210521564" calcext:value-type="float">
            <text:p>210521564</text:p>
          </table:table-cell>
          <table:table-cell office:value-type="float" office:value="2.03059" calcext:value-type="float">
            <text:p>2,03059</text:p>
          </table:table-cell>
          <table:table-cell office:value-type="float" office:value="2350" calcext:value-type="float">
            <text:p>2350</text:p>
          </table:table-cell>
          <table:table-cell office:value-type="float" office:value="3.09405" calcext:value-type="float">
            <text:p>3,09405</text:p>
          </table:table-cell>
          <table:table-cell table:style-name="ce1" office:value-type="float" office:value="434659107" calcext:value-type="float">
            <text:p>434659107</text:p>
          </table:table-cell>
        </table:table-row>
        <table:table-row table:style-name="ro1">
          <table:table-cell table:style-name="ce4" office:value-type="string" calcext:value-type="string">
            <text:p>Ej 5</text:p>
          </table:table-cell>
          <table:table-cell table:style-name="ce10" office:value-type="float" office:value="0.299414" calcext:value-type="float">
            <text:p>0,299414</text:p>
          </table:table-cell>
          <table:table-cell table:style-name="ce10" office:value-type="float" office:value="959" calcext:value-type="float">
            <text:p>959</text:p>
          </table:table-cell>
          <table:table-cell table:style-name="ce10" office:value-type="float" office:value="0.42105" calcext:value-type="float">
            <text:p>0,42105</text:p>
          </table:table-cell>
          <table:table-cell table:style-name="ce13" office:value-type="float" office:value="200825372" calcext:value-type="float">
            <text:p>200825372</text:p>
          </table:table-cell>
          <table:table-cell office:value-type="float" office:value="7.52692" calcext:value-type="float">
            <text:p>7,52692</text:p>
          </table:table-cell>
          <table:table-cell office:value-type="float" office:value="3607" calcext:value-type="float">
            <text:p>3607</text:p>
          </table:table-cell>
          <table:table-cell office:value-type="float" office:value="9.98423" calcext:value-type="float">
            <text:p>9,98423</text:p>
          </table:table-cell>
          <table:table-cell table:style-name="ce1" office:value-type="float" office:value="3123369899" calcext:value-type="float">
            <text:p>3123369899</text:p>
          </table:table-cell>
          <table:table-cell office:value-type="float" office:value="0.402657" calcext:value-type="float">
            <text:p>0,402657</text:p>
          </table:table-cell>
          <table:table-cell office:value-type="float" office:value="1001" calcext:value-type="float">
            <text:p>1001</text:p>
          </table:table-cell>
          <table:table-cell office:value-type="float" office:value="0.572463" calcext:value-type="float">
            <text:p>0,572463</text:p>
          </table:table-cell>
          <table:table-cell table:style-name="ce1" office:value-type="float" office:value="212867628" calcext:value-type="float">
            <text:p>212867628</text:p>
          </table:table-cell>
          <table:table-cell office:value-type="float" office:value="2.03059" calcext:value-type="float">
            <text:p>2,03059</text:p>
          </table:table-cell>
          <table:table-cell office:value-type="float" office:value="2350" calcext:value-type="float">
            <text:p>2350</text:p>
          </table:table-cell>
          <table:table-cell office:value-type="float" office:value="3.09405" calcext:value-type="float">
            <text:p>3,09405</text:p>
          </table:table-cell>
          <table:table-cell table:style-name="ce1" office:value-type="float" office:value="433692850" calcext:value-type="float">
            <text:p>433692850</text:p>
          </table:table-cell>
        </table:table-row>
        <table:table-row table:style-name="ro1">
          <table:table-cell table:style-name="ce5" office:value-type="string" calcext:value-type="string">
            <text:p>Media</text:p>
          </table:table-cell>
          <table:table-cell table:style-name="ce9" table:formula="of:=([.B66]+[.B67]+[.B68]+[.B69]+[.B70])/5" office:value-type="float" office:value="0.299414" calcext:value-type="float">
            <text:p>0,299414</text:p>
          </table:table-cell>
          <table:table-cell table:style-name="ce9" table:formula="of:=([.C66]+[.C67]+[.C68]+[.C69]+[.C70])/5" office:value-type="float" office:value="959" calcext:value-type="float">
            <text:p>959</text:p>
          </table:table-cell>
          <table:table-cell table:style-name="ce9" table:formula="of:=([.D66]+[.D67]+[.D68]+[.D69]+[.D70])/5" office:value-type="float" office:value="0.42105" calcext:value-type="float">
            <text:p>0,42105</text:p>
          </table:table-cell>
          <table:table-cell table:style-name="ce2" table:formula="of:=([.E66]+[.E67]+[.E68]+[.E69]+[.E70])/5" office:value-type="float" office:value="199707861" calcext:value-type="float">
            <text:p>199707861</text:p>
          </table:table-cell>
          <table:table-cell table:style-name="ce9" table:formula="of:=([.F66]+[.F67]+[.F68]+[.F69]+[.F70])/5" office:value-type="float" office:value="7.52692" calcext:value-type="float">
            <text:p>7,52692</text:p>
          </table:table-cell>
          <table:table-cell table:style-name="ce9" table:formula="of:=([.G66]+[.G67]+[.G68]+[.G69]+[.G70])/5" office:value-type="float" office:value="3607" calcext:value-type="float">
            <text:p>3607</text:p>
          </table:table-cell>
          <table:table-cell table:style-name="ce9" table:formula="of:=([.H66]+[.H67]+[.H68]+[.H69]+[.H70])/5" office:value-type="float" office:value="9.98423" calcext:value-type="float">
            <text:p>9,98423</text:p>
          </table:table-cell>
          <table:table-cell table:style-name="ce2" table:formula="of:=([.I66]+[.I67]+[.I68]+[.I69]+[.I70])/5" office:value-type="float" office:value="3133384009.2" calcext:value-type="float">
            <text:p>3133384009,2</text:p>
          </table:table-cell>
          <table:table-cell table:style-name="ce9" table:formula="of:=([.J66]+[.J67]+[.J68]+[.J69]+[.J70])/5" office:value-type="float" office:value="0.402657" calcext:value-type="float">
            <text:p>0,402657</text:p>
          </table:table-cell>
          <table:table-cell table:style-name="ce9" table:formula="of:=([.K66]+[.K67]+[.K68]+[.K69]+[.K70])/5" office:value-type="float" office:value="1001" calcext:value-type="float">
            <text:p>1001</text:p>
          </table:table-cell>
          <table:table-cell table:style-name="ce9" table:formula="of:=([.L66]+[.L67]+[.L68]+[.L69]+[.L70])/5" office:value-type="float" office:value="0.572463" calcext:value-type="float">
            <text:p>0,572463</text:p>
          </table:table-cell>
          <table:table-cell table:style-name="ce2" table:formula="of:=([.M66]+[.M67]+[.M68]+[.M69]+[.M70])/5" office:value-type="float" office:value="211870975.6" calcext:value-type="float">
            <text:p>211870975,6</text:p>
          </table:table-cell>
          <table:table-cell table:style-name="ce9" table:formula="of:=([.N66]+[.N67]+[.N68]+[.N69]+[.N70])/5" office:value-type="float" office:value="2.03059" calcext:value-type="float">
            <text:p>2,03059</text:p>
          </table:table-cell>
          <table:table-cell table:style-name="ce9" table:formula="of:=([.O66]+[.O67]+[.O68]+[.O69]+[.O70])/5" office:value-type="float" office:value="2350" calcext:value-type="float">
            <text:p>2350</text:p>
          </table:table-cell>
          <table:table-cell table:style-name="ce9" table:formula="of:=([.P66]+[.P67]+[.P68]+[.P69]+[.P70])/5" office:value-type="float" office:value="3.09405" calcext:value-type="float">
            <text:p>3,09405</text:p>
          </table:table-cell>
          <table:table-cell table:style-name="ce2" table:formula="of:=([.Q66]+[.Q67]+[.Q68]+[.Q69]+[.Q70])/5" office:value-type="float" office:value="434282869.8" calcext:value-type="float">
            <text:p>434282869,8</text:p>
          </table:table-cell>
        </table:table-row>
        <table:table-row table:style-name="ro1" table:number-rows-repeated="5"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Default"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</table:table-row>
        <table:table-row table:style-name="ro1"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</table:table-row>
        <table:table-row table:style-name="ro1" table:number-rows-repeated="33">
          <table:table-cell table:number-columns-repeated="17"/>
        </table:table-row>
        <table:table-row table:style-name="ro1" table:number-rows-repeated="2"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</table:table-row>
        <table:table-row table:style-name="ro1" table:number-rows-repeated="33"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</table:table-row>
        <table:table-row table:style-name="ro1"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3">00/00/0000</text:date>, <text:time style:data-style-name="N2" text:time-value="10:21:36.32593514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6T14:53:26.063783384</meta:creation-date>
    <dc:date>2020-05-23T12:12:03.163163551</dc:date>
    <meta:editing-duration>PT29M13S</meta:editing-duration>
    <meta:editing-cycles>7</meta:editing-cycles>
    <meta:generator>LibreOffice/6.0.7.3$Linux_X86_64 LibreOffice_project/00m0$Build-3</meta:generator>
    <meta:document-statistic meta:table-count="1" meta:cell-count="1051" meta:object-count="0"/>
  </office:meta>
</office:document-meta>
</file>